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oading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recvinstructions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minus loading</text:p>
          </table:table-cell>
          <table:table-cell table:number-columns-repeated="2"/>
        </table:table-row>
        <table:table-row table:style-name="ro1">
          <table:table-cell office:value-type="float" office:value="5515320" calcext:value-type="float">
            <text:p>5515320</text:p>
          </table:table-cell>
          <table:table-cell office:value-type="float" office:value="3217438" calcext:value-type="float">
            <text:p>3217438</text:p>
          </table:table-cell>
          <table:table-cell office:value-type="float" office:value="66147" calcext:value-type="float">
            <text:p>66147</text:p>
          </table:table-cell>
          <table:table-cell office:value-type="float" office:value="1494515" calcext:value-type="float">
            <text:p>1494515</text:p>
          </table:table-cell>
          <table:table-cell office:value-type="float" office:value="12909913" calcext:value-type="float">
            <text:p>12909913</text:p>
          </table:table-cell>
          <table:table-cell table:formula="of:=[.E2]-[.A2]" office:value-type="float" office:value="7394593" calcext:value-type="float">
            <text:p>7394593</text:p>
          </table:table-cell>
          <table:table-cell table:number-columns-repeated="2"/>
        </table:table-row>
        <table:table-row table:style-name="ro1">
          <table:table-cell office:value-type="float" office:value="4020899" calcext:value-type="float">
            <text:p>4020899</text:p>
          </table:table-cell>
          <table:table-cell office:value-type="float" office:value="2448134" calcext:value-type="float">
            <text:p>2448134</text:p>
          </table:table-cell>
          <table:table-cell office:value-type="float" office:value="23658" calcext:value-type="float">
            <text:p>23658</text:p>
          </table:table-cell>
          <table:table-cell office:value-type="float" office:value="1254236" calcext:value-type="float">
            <text:p>1254236</text:p>
          </table:table-cell>
          <table:table-cell office:value-type="float" office:value="9841066" calcext:value-type="float">
            <text:p>9841066</text:p>
          </table:table-cell>
          <table:table-cell table:formula="of:=[.E3]-[.A3]" office:value-type="float" office:value="5820167" calcext:value-type="float">
            <text:p>5820167</text:p>
          </table:table-cell>
          <table:table-cell table:number-columns-repeated="2"/>
        </table:table-row>
        <table:table-row table:style-name="ro1">
          <table:table-cell office:value-type="float" office:value="5093448" calcext:value-type="float">
            <text:p>5093448</text:p>
          </table:table-cell>
          <table:table-cell office:value-type="float" office:value="3047369" calcext:value-type="float">
            <text:p>3047369</text:p>
          </table:table-cell>
          <table:table-cell office:value-type="float" office:value="41133" calcext:value-type="float">
            <text:p>41133</text:p>
          </table:table-cell>
          <table:table-cell office:value-type="float" office:value="1481392" calcext:value-type="float">
            <text:p>1481392</text:p>
          </table:table-cell>
          <table:table-cell office:value-type="float" office:value="11439621" calcext:value-type="float">
            <text:p>11439621</text:p>
          </table:table-cell>
          <table:table-cell table:formula="of:=[.E4]-[.A4]" office:value-type="float" office:value="6346173" calcext:value-type="float">
            <text:p>6346173</text:p>
          </table:table-cell>
          <table:table-cell table:number-columns-repeated="2"/>
        </table:table-row>
        <table:table-row table:style-name="ro1">
          <table:table-cell office:value-type="float" office:value="8101703" calcext:value-type="float">
            <text:p>8101703</text:p>
          </table:table-cell>
          <table:table-cell office:value-type="float" office:value="8402" calcext:value-type="float">
            <text:p>8402</text:p>
          </table:table-cell>
          <table:table-cell office:value-type="float" office:value="73544" calcext:value-type="float">
            <text:p>73544</text:p>
          </table:table-cell>
          <table:table-cell office:value-type="float" office:value="2519157" calcext:value-type="float">
            <text:p>2519157</text:p>
          </table:table-cell>
          <table:table-cell office:value-type="float" office:value="12628591" calcext:value-type="float">
            <text:p>12628591</text:p>
          </table:table-cell>
          <table:table-cell table:formula="of:=[.E5]-[.A5]" office:value-type="float" office:value="4526888" calcext:value-type="float">
            <text:p>4526888</text:p>
          </table:table-cell>
          <table:table-cell table:number-columns-repeated="2"/>
        </table:table-row>
        <table:table-row table:style-name="ro1">
          <table:table-cell office:value-type="float" office:value="5304074" calcext:value-type="float">
            <text:p>5304074</text:p>
          </table:table-cell>
          <table:table-cell office:value-type="float" office:value="7941" calcext:value-type="float">
            <text:p>7941</text:p>
          </table:table-cell>
          <table:table-cell office:value-type="float" office:value="49170" calcext:value-type="float">
            <text:p>49170</text:p>
          </table:table-cell>
          <table:table-cell office:value-type="float" office:value="2522859" calcext:value-type="float">
            <text:p>2522859</text:p>
          </table:table-cell>
          <table:table-cell office:value-type="float" office:value="9845903" calcext:value-type="float">
            <text:p>9845903</text:p>
          </table:table-cell>
          <table:table-cell table:formula="of:=[.E6]-[.A6]" office:value-type="float" office:value="4541829" calcext:value-type="float">
            <text:p>4541829</text:p>
          </table:table-cell>
          <table:table-cell table:number-columns-repeated="2"/>
        </table:table-row>
        <table:table-row table:style-name="ro1">
          <table:table-cell office:value-type="float" office:value="8172277" calcext:value-type="float">
            <text:p>8172277</text:p>
          </table:table-cell>
          <table:table-cell office:value-type="float" office:value="9159" calcext:value-type="float">
            <text:p>9159</text:p>
          </table:table-cell>
          <table:table-cell office:value-type="float" office:value="40872" calcext:value-type="float">
            <text:p>40872</text:p>
          </table:table-cell>
          <table:table-cell office:value-type="float" office:value="2500070" calcext:value-type="float">
            <text:p>2500070</text:p>
          </table:table-cell>
          <table:table-cell office:value-type="float" office:value="12719667" calcext:value-type="float">
            <text:p>12719667</text:p>
          </table:table-cell>
          <table:table-cell table:formula="of:=[.E7]-[.A7]" office:value-type="float" office:value="4547390" calcext:value-type="float">
            <text:p>4547390</text:p>
          </table:table-cell>
          <table:table-cell table:number-columns-repeated="2"/>
        </table:table-row>
        <table:table-row table:style-name="ro1">
          <table:table-cell office:value-type="float" office:value="8352691" calcext:value-type="float">
            <text:p>8352691</text:p>
          </table:table-cell>
          <table:table-cell office:value-type="float" office:value="8884" calcext:value-type="float">
            <text:p>8884</text:p>
          </table:table-cell>
          <table:table-cell office:value-type="float" office:value="73894" calcext:value-type="float">
            <text:p>73894</text:p>
          </table:table-cell>
          <table:table-cell office:value-type="float" office:value="2550062" calcext:value-type="float">
            <text:p>2550062</text:p>
          </table:table-cell>
          <table:table-cell office:value-type="float" office:value="12987589" calcext:value-type="float">
            <text:p>12987589</text:p>
          </table:table-cell>
          <table:table-cell table:formula="of:=[.E8]-[.A8]" office:value-type="float" office:value="4634898" calcext:value-type="float">
            <text:p>4634898</text:p>
          </table:table-cell>
          <table:table-cell table:number-columns-repeated="2"/>
        </table:table-row>
        <table:table-row table:style-name="ro1">
          <table:table-cell office:value-type="float" office:value="7993768" calcext:value-type="float">
            <text:p>7993768</text:p>
          </table:table-cell>
          <table:table-cell office:value-type="float" office:value="8001" calcext:value-type="float">
            <text:p>8001</text:p>
          </table:table-cell>
          <table:table-cell office:value-type="float" office:value="41609" calcext:value-type="float">
            <text:p>41609</text:p>
          </table:table-cell>
          <table:table-cell office:value-type="float" office:value="2351669" calcext:value-type="float">
            <text:p>2351669</text:p>
          </table:table-cell>
          <table:table-cell office:value-type="float" office:value="12371077" calcext:value-type="float">
            <text:p>12371077</text:p>
          </table:table-cell>
          <table:table-cell table:formula="of:=[.E9]-[.A9]" office:value-type="float" office:value="4377309" calcext:value-type="float">
            <text:p>4377309</text:p>
          </table:table-cell>
          <table:table-cell table:number-columns-repeated="2"/>
        </table:table-row>
        <table:table-row table:style-name="ro1">
          <table:table-cell office:value-type="float" office:value="7506852" calcext:value-type="float">
            <text:p>7506852</text:p>
          </table:table-cell>
          <table:table-cell office:value-type="float" office:value="8979" calcext:value-type="float">
            <text:p>8979</text:p>
          </table:table-cell>
          <table:table-cell office:value-type="float" office:value="21930" calcext:value-type="float">
            <text:p>21930</text:p>
          </table:table-cell>
          <table:table-cell office:value-type="float" office:value="2500346" calcext:value-type="float">
            <text:p>2500346</text:p>
          </table:table-cell>
          <table:table-cell office:value-type="float" office:value="11713476" calcext:value-type="float">
            <text:p>11713476</text:p>
          </table:table-cell>
          <table:table-cell table:formula="of:=[.E10]-[.A10]" office:value-type="float" office:value="4206624" calcext:value-type="float">
            <text:p>4206624</text:p>
          </table:table-cell>
          <table:table-cell table:number-columns-repeated="2"/>
        </table:table-row>
        <table:table-row table:style-name="ro1">
          <table:table-cell office:value-type="float" office:value="5563089" calcext:value-type="float">
            <text:p>5563089</text:p>
          </table:table-cell>
          <table:table-cell office:value-type="float" office:value="6203" calcext:value-type="float">
            <text:p>6203</text:p>
          </table:table-cell>
          <table:table-cell office:value-type="float" office:value="62222" calcext:value-type="float">
            <text:p>62222</text:p>
          </table:table-cell>
          <table:table-cell office:value-type="float" office:value="1729162" calcext:value-type="float">
            <text:p>1729162</text:p>
          </table:table-cell>
          <table:table-cell office:value-type="float" office:value="8922928" calcext:value-type="float">
            <text:p>8922928</text:p>
          </table:table-cell>
          <table:table-cell table:formula="of:=[.E11]-[.A11]" office:value-type="float" office:value="3359839" calcext:value-type="float">
            <text:p>3359839</text:p>
          </table:table-cell>
          <table:table-cell table:number-columns-repeated="2"/>
        </table:table-row>
        <table:table-row table:style-name="ro1">
          <table:table-cell office:value-type="float" office:value="8172262" calcext:value-type="float">
            <text:p>8172262</text:p>
          </table:table-cell>
          <table:table-cell office:value-type="float" office:value="8111" calcext:value-type="float">
            <text:p>8111</text:p>
          </table:table-cell>
          <table:table-cell office:value-type="float" office:value="41278" calcext:value-type="float">
            <text:p>41278</text:p>
          </table:table-cell>
          <table:table-cell office:value-type="float" office:value="2507474" calcext:value-type="float">
            <text:p>2507474</text:p>
          </table:table-cell>
          <table:table-cell office:value-type="float" office:value="12785324" calcext:value-type="float">
            <text:p>12785324</text:p>
          </table:table-cell>
          <table:table-cell table:formula="of:=[.E12]-[.A12]" office:value-type="float" office:value="4613062" calcext:value-type="float">
            <text:p>4613062</text:p>
          </table:table-cell>
          <table:table-cell table:number-columns-repeated="2"/>
        </table:table-row>
        <table:table-row table:style-name="ro1">
          <table:table-cell office:value-type="float" office:value="7968968" calcext:value-type="float">
            <text:p>7968968</text:p>
          </table:table-cell>
          <table:table-cell office:value-type="float" office:value="9385" calcext:value-type="float">
            <text:p>9385</text:p>
          </table:table-cell>
          <table:table-cell office:value-type="float" office:value="89104" calcext:value-type="float">
            <text:p>89104</text:p>
          </table:table-cell>
          <table:table-cell office:value-type="float" office:value="2569646" calcext:value-type="float">
            <text:p>2569646</text:p>
          </table:table-cell>
          <table:table-cell office:value-type="float" office:value="12716830" calcext:value-type="float">
            <text:p>12716830</text:p>
          </table:table-cell>
          <table:table-cell table:formula="of:=[.E13]-[.A13]" office:value-type="float" office:value="4747862" calcext:value-type="float">
            <text:p>4747862</text:p>
          </table:table-cell>
          <table:table-cell table:number-columns-repeated="2"/>
        </table:table-row>
        <table:table-row table:style-name="ro1">
          <table:table-cell office:value-type="float" office:value="8115623" calcext:value-type="float">
            <text:p>8115623</text:p>
          </table:table-cell>
          <table:table-cell office:value-type="float" office:value="8838" calcext:value-type="float">
            <text:p>8838</text:p>
          </table:table-cell>
          <table:table-cell office:value-type="float" office:value="160402" calcext:value-type="float">
            <text:p>160402</text:p>
          </table:table-cell>
          <table:table-cell office:value-type="float" office:value="2496388" calcext:value-type="float">
            <text:p>2496388</text:p>
          </table:table-cell>
          <table:table-cell office:value-type="float" office:value="12802619" calcext:value-type="float">
            <text:p>12802619</text:p>
          </table:table-cell>
          <table:table-cell table:formula="of:=[.E14]-[.A14]" office:value-type="float" office:value="4686996" calcext:value-type="float">
            <text:p>4686996</text:p>
          </table:table-cell>
          <table:table-cell table:number-columns-repeated="2"/>
        </table:table-row>
        <table:table-row table:style-name="ro1">
          <table:table-cell office:value-type="float" office:value="8214884" calcext:value-type="float">
            <text:p>8214884</text:p>
          </table:table-cell>
          <table:table-cell office:value-type="float" office:value="8251" calcext:value-type="float">
            <text:p>8251</text:p>
          </table:table-cell>
          <table:table-cell office:value-type="float" office:value="152003" calcext:value-type="float">
            <text:p>152003</text:p>
          </table:table-cell>
          <table:table-cell office:value-type="float" office:value="2506361" calcext:value-type="float">
            <text:p>2506361</text:p>
          </table:table-cell>
          <table:table-cell office:value-type="float" office:value="12902368" calcext:value-type="float">
            <text:p>12902368</text:p>
          </table:table-cell>
          <table:table-cell table:formula="of:=[.E15]-[.A15]" office:value-type="float" office:value="4687484" calcext:value-type="float">
            <text:p>4687484</text:p>
          </table:table-cell>
          <table:table-cell table:number-columns-repeated="2"/>
        </table:table-row>
        <table:table-row table:style-name="ro1">
          <table:table-cell office:value-type="float" office:value="8336900" calcext:value-type="float">
            <text:p>8336900</text:p>
          </table:table-cell>
          <table:table-cell office:value-type="float" office:value="13253" calcext:value-type="float">
            <text:p>13253</text:p>
          </table:table-cell>
          <table:table-cell office:value-type="float" office:value="91000" calcext:value-type="float">
            <text:p>91000</text:p>
          </table:table-cell>
          <table:table-cell office:value-type="float" office:value="2518260" calcext:value-type="float">
            <text:p>2518260</text:p>
          </table:table-cell>
          <table:table-cell office:value-type="float" office:value="13081458" calcext:value-type="float">
            <text:p>13081458</text:p>
          </table:table-cell>
          <table:table-cell table:formula="of:=[.E16]-[.A16]" office:value-type="float" office:value="4744558" calcext:value-type="float">
            <text:p>4744558</text:p>
          </table:table-cell>
          <table:table-cell table:number-columns-repeated="2"/>
        </table:table-row>
        <table:table-row table:style-name="ro1">
          <table:table-cell office:value-type="float" office:value="8122290" calcext:value-type="float">
            <text:p>8122290</text:p>
          </table:table-cell>
          <table:table-cell office:value-type="float" office:value="8824" calcext:value-type="float">
            <text:p>8824</text:p>
          </table:table-cell>
          <table:table-cell office:value-type="float" office:value="100474" calcext:value-type="float">
            <text:p>100474</text:p>
          </table:table-cell>
          <table:table-cell office:value-type="float" office:value="2431219" calcext:value-type="float">
            <text:p>2431219</text:p>
          </table:table-cell>
          <table:table-cell office:value-type="float" office:value="12632086" calcext:value-type="float">
            <text:p>12632086</text:p>
          </table:table-cell>
          <table:table-cell table:formula="of:=[.E17]-[.A17]" office:value-type="float" office:value="4509796" calcext:value-type="float">
            <text:p>4509796</text:p>
          </table:table-cell>
          <table:table-cell table:number-columns-repeated="2"/>
        </table:table-row>
        <table:table-row table:style-name="ro1">
          <table:table-cell office:value-type="float" office:value="8161893" calcext:value-type="float">
            <text:p>8161893</text:p>
          </table:table-cell>
          <table:table-cell office:value-type="float" office:value="8763" calcext:value-type="float">
            <text:p>8763</text:p>
          </table:table-cell>
          <table:table-cell office:value-type="float" office:value="93488" calcext:value-type="float">
            <text:p>93488</text:p>
          </table:table-cell>
          <table:table-cell office:value-type="float" office:value="2532425" calcext:value-type="float">
            <text:p>2532425</text:p>
          </table:table-cell>
          <table:table-cell office:value-type="float" office:value="13243227" calcext:value-type="float">
            <text:p>13243227</text:p>
          </table:table-cell>
          <table:table-cell table:formula="of:=[.E18]-[.A18]" office:value-type="float" office:value="5081334" calcext:value-type="float">
            <text:p>5081334</text:p>
          </table:table-cell>
          <table:table-cell table:number-columns-repeated="2"/>
        </table:table-row>
        <table:table-row table:style-name="ro1">
          <table:table-cell office:value-type="float" office:value="8202676" calcext:value-type="float">
            <text:p>8202676</text:p>
          </table:table-cell>
          <table:table-cell office:value-type="float" office:value="8734" calcext:value-type="float">
            <text:p>8734</text:p>
          </table:table-cell>
          <table:table-cell office:value-type="float" office:value="76509" calcext:value-type="float">
            <text:p>76509</text:p>
          </table:table-cell>
          <table:table-cell office:value-type="float" office:value="2527755" calcext:value-type="float">
            <text:p>2527755</text:p>
          </table:table-cell>
          <table:table-cell office:value-type="float" office:value="13103178" calcext:value-type="float">
            <text:p>13103178</text:p>
          </table:table-cell>
          <table:table-cell table:formula="of:=[.E19]-[.A19]" office:value-type="float" office:value="4900502" calcext:value-type="float">
            <text:p>4900502</text:p>
          </table:table-cell>
          <table:table-cell table:number-columns-repeated="2"/>
        </table:table-row>
        <table:table-row table:style-name="ro1">
          <table:table-cell office:value-type="float" office:value="8187325" calcext:value-type="float">
            <text:p>8187325</text:p>
          </table:table-cell>
          <table:table-cell office:value-type="float" office:value="8412" calcext:value-type="float">
            <text:p>8412</text:p>
          </table:table-cell>
          <table:table-cell office:value-type="float" office:value="97285" calcext:value-type="float">
            <text:p>97285</text:p>
          </table:table-cell>
          <table:table-cell office:value-type="float" office:value="1676007" calcext:value-type="float">
            <text:p>1676007</text:p>
          </table:table-cell>
          <table:table-cell office:value-type="float" office:value="11702363" calcext:value-type="float">
            <text:p>11702363</text:p>
          </table:table-cell>
          <table:table-cell table:formula="of:=[.E20]-[.A20]" office:value-type="float" office:value="3515038" calcext:value-type="float">
            <text:p>3515038</text:p>
          </table:table-cell>
          <table:table-cell table:number-columns-repeated="2"/>
        </table:table-row>
        <table:table-row table:style-name="ro1">
          <table:table-cell office:value-type="float" office:value="3735860" calcext:value-type="float">
            <text:p>3735860</text:p>
          </table:table-cell>
          <table:table-cell office:value-type="float" office:value="1750530" calcext:value-type="float">
            <text:p>1750530</text:p>
          </table:table-cell>
          <table:table-cell office:value-type="float" office:value="45649" calcext:value-type="float">
            <text:p>45649</text:p>
          </table:table-cell>
          <table:table-cell office:value-type="float" office:value="1652808" calcext:value-type="float">
            <text:p>1652808</text:p>
          </table:table-cell>
          <table:table-cell office:value-type="float" office:value="8726728" calcext:value-type="float">
            <text:p>8726728</text:p>
          </table:table-cell>
          <table:table-cell table:formula="of:=[.E21]-[.A21]" office:value-type="float" office:value="4990868" calcext:value-type="float">
            <text:p>4990868</text:p>
          </table:table-cell>
          <table:table-cell table:number-columns-repeated="2"/>
        </table:table-row>
        <table:table-row table:style-name="ro1">
          <table:table-cell office:value-type="float" office:value="3480750" calcext:value-type="float">
            <text:p>3480750</text:p>
          </table:table-cell>
          <table:table-cell office:value-type="float" office:value="1891861" calcext:value-type="float">
            <text:p>1891861</text:p>
          </table:table-cell>
          <table:table-cell office:value-type="float" office:value="157702" calcext:value-type="float">
            <text:p>157702</text:p>
          </table:table-cell>
          <table:table-cell office:value-type="float" office:value="2237231" calcext:value-type="float">
            <text:p>2237231</text:p>
          </table:table-cell>
          <table:table-cell office:value-type="float" office:value="9255996" calcext:value-type="float">
            <text:p>9255996</text:p>
          </table:table-cell>
          <table:table-cell table:formula="of:=[.E22]-[.A22]" office:value-type="float" office:value="5775246" calcext:value-type="float">
            <text:p>5775246</text:p>
          </table:table-cell>
          <table:table-cell table:number-columns-repeated="2"/>
        </table:table-row>
        <table:table-row table:style-name="ro1">
          <table:table-cell office:value-type="float" office:value="5532936" calcext:value-type="float">
            <text:p>5532936</text:p>
          </table:table-cell>
          <table:table-cell office:value-type="float" office:value="1780881" calcext:value-type="float">
            <text:p>1780881</text:p>
          </table:table-cell>
          <table:table-cell office:value-type="float" office:value="43832" calcext:value-type="float">
            <text:p>43832</text:p>
          </table:table-cell>
          <table:table-cell office:value-type="float" office:value="2508252" calcext:value-type="float">
            <text:p>2508252</text:p>
          </table:table-cell>
          <table:table-cell office:value-type="float" office:value="11468936" calcext:value-type="float">
            <text:p>11468936</text:p>
          </table:table-cell>
          <table:table-cell table:formula="of:=[.E23]-[.A23]" office:value-type="float" office:value="5936000" calcext:value-type="float">
            <text:p>5936000</text:p>
          </table:table-cell>
          <table:table-cell table:number-columns-repeated="2"/>
        </table:table-row>
        <table:table-row table:style-name="ro1">
          <table:table-cell office:value-type="float" office:value="5571310" calcext:value-type="float">
            <text:p>5571310</text:p>
          </table:table-cell>
          <table:table-cell office:value-type="float" office:value="1740175" calcext:value-type="float">
            <text:p>1740175</text:p>
          </table:table-cell>
          <table:table-cell office:value-type="float" office:value="43160" calcext:value-type="float">
            <text:p>43160</text:p>
          </table:table-cell>
          <table:table-cell office:value-type="float" office:value="2500376" calcext:value-type="float">
            <text:p>2500376</text:p>
          </table:table-cell>
          <table:table-cell office:value-type="float" office:value="11479747" calcext:value-type="float">
            <text:p>11479747</text:p>
          </table:table-cell>
          <table:table-cell table:formula="of:=[.E24]-[.A24]" office:value-type="float" office:value="5908437" calcext:value-type="float">
            <text:p>5908437</text:p>
          </table:table-cell>
          <table:table-cell table:number-columns-repeated="2"/>
        </table:table-row>
        <table:table-row table:style-name="ro1">
          <table:table-cell office:value-type="float" office:value="5534705" calcext:value-type="float">
            <text:p>5534705</text:p>
          </table:table-cell>
          <table:table-cell office:value-type="float" office:value="1769565" calcext:value-type="float">
            <text:p>1769565</text:p>
          </table:table-cell>
          <table:table-cell office:value-type="float" office:value="46109" calcext:value-type="float">
            <text:p>46109</text:p>
          </table:table-cell>
          <table:table-cell office:value-type="float" office:value="2502579" calcext:value-type="float">
            <text:p>2502579</text:p>
          </table:table-cell>
          <table:table-cell office:value-type="float" office:value="11507628" calcext:value-type="float">
            <text:p>11507628</text:p>
          </table:table-cell>
          <table:table-cell table:formula="of:=[.E25]-[.A25]" office:value-type="float" office:value="5972923" calcext:value-type="float">
            <text:p>5972923</text:p>
          </table:table-cell>
          <table:table-cell table:number-columns-repeated="2"/>
        </table:table-row>
        <table:table-row table:style-name="ro1">
          <table:table-cell office:value-type="float" office:value="5540224" calcext:value-type="float">
            <text:p>5540224</text:p>
          </table:table-cell>
          <table:table-cell office:value-type="float" office:value="1752124" calcext:value-type="float">
            <text:p>1752124</text:p>
          </table:table-cell>
          <table:table-cell office:value-type="float" office:value="43942" calcext:value-type="float">
            <text:p>43942</text:p>
          </table:table-cell>
          <table:table-cell office:value-type="float" office:value="2540556" calcext:value-type="float">
            <text:p>2540556</text:p>
          </table:table-cell>
          <table:table-cell office:value-type="float" office:value="11502345" calcext:value-type="float">
            <text:p>11502345</text:p>
          </table:table-cell>
          <table:table-cell table:formula="of:=[.E26]-[.A26]" office:value-type="float" office:value="5962121" calcext:value-type="float">
            <text:p>5962121</text:p>
          </table:table-cell>
          <table:table-cell table:number-columns-repeated="2"/>
        </table:table-row>
        <table:table-row table:style-name="ro1">
          <table:table-cell office:value-type="float" office:value="5508206" calcext:value-type="float">
            <text:p>5508206</text:p>
          </table:table-cell>
          <table:table-cell office:value-type="float" office:value="1780505" calcext:value-type="float">
            <text:p>1780505</text:p>
          </table:table-cell>
          <table:table-cell office:value-type="float" office:value="44640" calcext:value-type="float">
            <text:p>44640</text:p>
          </table:table-cell>
          <table:table-cell office:value-type="float" office:value="2492741" calcext:value-type="float">
            <text:p>2492741</text:p>
          </table:table-cell>
          <table:table-cell office:value-type="float" office:value="11484070" calcext:value-type="float">
            <text:p>11484070</text:p>
          </table:table-cell>
          <table:table-cell table:formula="of:=[.E27]-[.A27]" office:value-type="float" office:value="5975864" calcext:value-type="float">
            <text:p>5975864</text:p>
          </table:table-cell>
          <table:table-cell table:number-columns-repeated="2"/>
        </table:table-row>
        <table:table-row table:style-name="ro1">
          <table:table-cell office:value-type="float" office:value="5554360" calcext:value-type="float">
            <text:p>5554360</text:p>
          </table:table-cell>
          <table:table-cell office:value-type="float" office:value="1766971" calcext:value-type="float">
            <text:p>1766971</text:p>
          </table:table-cell>
          <table:table-cell office:value-type="float" office:value="45628" calcext:value-type="float">
            <text:p>45628</text:p>
          </table:table-cell>
          <table:table-cell office:value-type="float" office:value="2493960" calcext:value-type="float">
            <text:p>2493960</text:p>
          </table:table-cell>
          <table:table-cell office:value-type="float" office:value="11499325" calcext:value-type="float">
            <text:p>11499325</text:p>
          </table:table-cell>
          <table:table-cell table:formula="of:=[.E28]-[.A28]" office:value-type="float" office:value="5944965" calcext:value-type="float">
            <text:p>5944965</text:p>
          </table:table-cell>
          <table:table-cell table:number-columns-repeated="2"/>
        </table:table-row>
        <table:table-row table:style-name="ro1">
          <table:table-cell office:value-type="float" office:value="5525576" calcext:value-type="float">
            <text:p>5525576</text:p>
          </table:table-cell>
          <table:table-cell office:value-type="float" office:value="1775419" calcext:value-type="float">
            <text:p>1775419</text:p>
          </table:table-cell>
          <table:table-cell office:value-type="float" office:value="43721" calcext:value-type="float">
            <text:p>43721</text:p>
          </table:table-cell>
          <table:table-cell office:value-type="float" office:value="2520923" calcext:value-type="float">
            <text:p>2520923</text:p>
          </table:table-cell>
          <table:table-cell office:value-type="float" office:value="11584705" calcext:value-type="float">
            <text:p>11584705</text:p>
          </table:table-cell>
          <table:table-cell table:formula="of:=[.E29]-[.A29]" office:value-type="float" office:value="6059129" calcext:value-type="float">
            <text:p>6059129</text:p>
          </table:table-cell>
          <table:table-cell table:number-columns-repeated="2"/>
        </table:table-row>
        <table:table-row table:style-name="ro1">
          <table:table-cell office:value-type="float" office:value="5338265" calcext:value-type="float">
            <text:p>5338265</text:p>
          </table:table-cell>
          <table:table-cell office:value-type="float" office:value="1750304" calcext:value-type="float">
            <text:p>1750304</text:p>
          </table:table-cell>
          <table:table-cell office:value-type="float" office:value="94302" calcext:value-type="float">
            <text:p>94302</text:p>
          </table:table-cell>
          <table:table-cell office:value-type="float" office:value="2466210" calcext:value-type="float">
            <text:p>2466210</text:p>
          </table:table-cell>
          <table:table-cell office:value-type="float" office:value="10866230" calcext:value-type="float">
            <text:p>10866230</text:p>
          </table:table-cell>
          <table:table-cell table:formula="of:=[.E30]-[.A30]" office:value-type="float" office:value="5527965" calcext:value-type="float">
            <text:p>5527965</text:p>
          </table:table-cell>
          <table:table-cell table:number-columns-repeated="2"/>
        </table:table-row>
        <table:table-row table:style-name="ro1">
          <table:table-cell office:value-type="float" office:value="5411006" calcext:value-type="float">
            <text:p>5411006</text:p>
          </table:table-cell>
          <table:table-cell office:value-type="float" office:value="1879541" calcext:value-type="float">
            <text:p>1879541</text:p>
          </table:table-cell>
          <table:table-cell office:value-type="float" office:value="150316" calcext:value-type="float">
            <text:p>150316</text:p>
          </table:table-cell>
          <table:table-cell office:value-type="float" office:value="2535921" calcext:value-type="float">
            <text:p>2535921</text:p>
          </table:table-cell>
          <table:table-cell office:value-type="float" office:value="11466494" calcext:value-type="float">
            <text:p>11466494</text:p>
          </table:table-cell>
          <table:table-cell table:formula="of:=[.E31]-[.A31]" office:value-type="float" office:value="6055488" calcext:value-type="float">
            <text:p>6055488</text:p>
          </table:table-cell>
          <table:table-cell table:number-columns-repeated="2"/>
        </table:table-row>
        <table:table-row table:style-name="ro1">
          <table:table-cell office:value-type="float" office:value="5559748" calcext:value-type="float">
            <text:p>5559748</text:p>
          </table:table-cell>
          <table:table-cell office:value-type="float" office:value="1832042" calcext:value-type="float">
            <text:p>1832042</text:p>
          </table:table-cell>
          <table:table-cell office:value-type="float" office:value="149639" calcext:value-type="float">
            <text:p>149639</text:p>
          </table:table-cell>
          <table:table-cell office:value-type="float" office:value="2556347" calcext:value-type="float">
            <text:p>2556347</text:p>
          </table:table-cell>
          <table:table-cell office:value-type="float" office:value="11625759" calcext:value-type="float">
            <text:p>11625759</text:p>
          </table:table-cell>
          <table:table-cell table:formula="of:=[.E32]-[.A32]" office:value-type="float" office:value="6066011" calcext:value-type="float">
            <text:p>6066011</text:p>
          </table:table-cell>
          <table:table-cell table:number-columns-repeated="2"/>
        </table:table-row>
        <table:table-row table:style-name="ro1">
          <table:table-cell office:value-type="float" office:value="5020959" calcext:value-type="float">
            <text:p>5020959</text:p>
          </table:table-cell>
          <table:table-cell office:value-type="float" office:value="1539171" calcext:value-type="float">
            <text:p>1539171</text:p>
          </table:table-cell>
          <table:table-cell office:value-type="float" office:value="128768" calcext:value-type="float">
            <text:p>128768</text:p>
          </table:table-cell>
          <table:table-cell office:value-type="float" office:value="2236313" calcext:value-type="float">
            <text:p>2236313</text:p>
          </table:table-cell>
          <table:table-cell office:value-type="float" office:value="10326609" calcext:value-type="float">
            <text:p>10326609</text:p>
          </table:table-cell>
          <table:table-cell table:formula="of:=[.E33]-[.A33]" office:value-type="float" office:value="5305650" calcext:value-type="float">
            <text:p>5305650</text:p>
          </table:table-cell>
          <table:table-cell table:number-columns-repeated="2"/>
        </table:table-row>
        <table:table-row table:style-name="ro1">
          <table:table-cell office:value-type="float" office:value="5493614" calcext:value-type="float">
            <text:p>5493614</text:p>
          </table:table-cell>
          <table:table-cell office:value-type="float" office:value="1782015" calcext:value-type="float">
            <text:p>1782015</text:p>
          </table:table-cell>
          <table:table-cell office:value-type="float" office:value="147668" calcext:value-type="float">
            <text:p>147668</text:p>
          </table:table-cell>
          <table:table-cell office:value-type="float" office:value="2539834" calcext:value-type="float">
            <text:p>2539834</text:p>
          </table:table-cell>
          <table:table-cell office:value-type="float" office:value="11474264" calcext:value-type="float">
            <text:p>11474264</text:p>
          </table:table-cell>
          <table:table-cell table:formula="of:=[.E34]-[.A34]" office:value-type="float" office:value="5980650" calcext:value-type="float">
            <text:p>5980650</text:p>
          </table:table-cell>
          <table:table-cell table:number-columns-repeated="2"/>
        </table:table-row>
        <table:table-row table:style-name="ro1">
          <table:table-cell office:value-type="float" office:value="5509540" calcext:value-type="float">
            <text:p>5509540</text:p>
          </table:table-cell>
          <table:table-cell office:value-type="float" office:value="1779552" calcext:value-type="float">
            <text:p>1779552</text:p>
          </table:table-cell>
          <table:table-cell office:value-type="float" office:value="150678" calcext:value-type="float">
            <text:p>150678</text:p>
          </table:table-cell>
          <table:table-cell office:value-type="float" office:value="2528377" calcext:value-type="float">
            <text:p>2528377</text:p>
          </table:table-cell>
          <table:table-cell office:value-type="float" office:value="11479606" calcext:value-type="float">
            <text:p>11479606</text:p>
          </table:table-cell>
          <table:table-cell table:formula="of:=[.E35]-[.A35]" office:value-type="float" office:value="5970066" calcext:value-type="float">
            <text:p>5970066</text:p>
          </table:table-cell>
          <table:table-cell table:number-columns-repeated="2"/>
        </table:table-row>
        <table:table-row table:style-name="ro1">
          <table:table-cell office:value-type="float" office:value="5442227" calcext:value-type="float">
            <text:p>5442227</text:p>
          </table:table-cell>
          <table:table-cell office:value-type="float" office:value="1818684" calcext:value-type="float">
            <text:p>1818684</text:p>
          </table:table-cell>
          <table:table-cell office:value-type="float" office:value="150522" calcext:value-type="float">
            <text:p>150522</text:p>
          </table:table-cell>
          <table:table-cell office:value-type="float" office:value="2514096" calcext:value-type="float">
            <text:p>2514096</text:p>
          </table:table-cell>
          <table:table-cell office:value-type="float" office:value="11440730" calcext:value-type="float">
            <text:p>11440730</text:p>
          </table:table-cell>
          <table:table-cell table:formula="of:=[.E36]-[.A36]" office:value-type="float" office:value="5998503" calcext:value-type="float">
            <text:p>5998503</text:p>
          </table:table-cell>
          <table:table-cell table:number-columns-repeated="2"/>
        </table:table-row>
        <table:table-row table:style-name="ro1">
          <table:table-cell office:value-type="float" office:value="5556116" calcext:value-type="float">
            <text:p>5556116</text:p>
          </table:table-cell>
          <table:table-cell office:value-type="float" office:value="1780842" calcext:value-type="float">
            <text:p>1780842</text:p>
          </table:table-cell>
          <table:table-cell office:value-type="float" office:value="47489" calcext:value-type="float">
            <text:p>47489</text:p>
          </table:table-cell>
          <table:table-cell office:value-type="float" office:value="2525763" calcext:value-type="float">
            <text:p>2525763</text:p>
          </table:table-cell>
          <table:table-cell office:value-type="float" office:value="11480961" calcext:value-type="float">
            <text:p>11480961</text:p>
          </table:table-cell>
          <table:table-cell table:formula="of:=[.E37]-[.A37]" office:value-type="float" office:value="5924845" calcext:value-type="float">
            <text:p>5924845</text:p>
          </table:table-cell>
          <table:table-cell table:number-columns-repeated="2"/>
        </table:table-row>
        <table:table-row table:style-name="ro1">
          <table:table-cell office:value-type="float" office:value="5570101" calcext:value-type="float">
            <text:p>5570101</text:p>
          </table:table-cell>
          <table:table-cell office:value-type="float" office:value="1775524" calcext:value-type="float">
            <text:p>1775524</text:p>
          </table:table-cell>
          <table:table-cell office:value-type="float" office:value="46691" calcext:value-type="float">
            <text:p>46691</text:p>
          </table:table-cell>
          <table:table-cell office:value-type="float" office:value="2505027" calcext:value-type="float">
            <text:p>2505027</text:p>
          </table:table-cell>
          <table:table-cell office:value-type="float" office:value="11502641" calcext:value-type="float">
            <text:p>11502641</text:p>
          </table:table-cell>
          <table:table-cell table:formula="of:=[.E38]-[.A38]" office:value-type="float" office:value="5932540" calcext:value-type="float">
            <text:p>5932540</text:p>
          </table:table-cell>
          <table:table-cell table:number-columns-repeated="2"/>
        </table:table-row>
        <table:table-row table:style-name="ro1">
          <table:table-cell office:value-type="float" office:value="5546651" calcext:value-type="float">
            <text:p>5546651</text:p>
          </table:table-cell>
          <table:table-cell office:value-type="float" office:value="1716524" calcext:value-type="float">
            <text:p>1716524</text:p>
          </table:table-cell>
          <table:table-cell office:value-type="float" office:value="46400" calcext:value-type="float">
            <text:p>46400</text:p>
          </table:table-cell>
          <table:table-cell office:value-type="float" office:value="2526606" calcext:value-type="float">
            <text:p>2526606</text:p>
          </table:table-cell>
          <table:table-cell office:value-type="float" office:value="11464623" calcext:value-type="float">
            <text:p>11464623</text:p>
          </table:table-cell>
          <table:table-cell table:formula="of:=[.E39]-[.A39]" office:value-type="float" office:value="5917972" calcext:value-type="float">
            <text:p>5917972</text:p>
          </table:table-cell>
          <table:table-cell table:number-columns-repeated="2"/>
        </table:table-row>
        <table:table-row table:style-name="ro1">
          <table:table-cell office:value-type="float" office:value="5540847" calcext:value-type="float">
            <text:p>5540847</text:p>
          </table:table-cell>
          <table:table-cell office:value-type="float" office:value="1803239" calcext:value-type="float">
            <text:p>1803239</text:p>
          </table:table-cell>
          <table:table-cell office:value-type="float" office:value="44199" calcext:value-type="float">
            <text:p>44199</text:p>
          </table:table-cell>
          <table:table-cell office:value-type="float" office:value="2515094" calcext:value-type="float">
            <text:p>2515094</text:p>
          </table:table-cell>
          <table:table-cell office:value-type="float" office:value="11488019" calcext:value-type="float">
            <text:p>11488019</text:p>
          </table:table-cell>
          <table:table-cell table:formula="of:=[.E40]-[.A40]" office:value-type="float" office:value="5947172" calcext:value-type="float">
            <text:p>5947172</text:p>
          </table:table-cell>
          <table:table-cell table:number-columns-repeated="2"/>
        </table:table-row>
        <table:table-row table:style-name="ro1">
          <table:table-cell office:value-type="float" office:value="5546570" calcext:value-type="float">
            <text:p>5546570</text:p>
          </table:table-cell>
          <table:table-cell office:value-type="float" office:value="1755630" calcext:value-type="float">
            <text:p>1755630</text:p>
          </table:table-cell>
          <table:table-cell office:value-type="float" office:value="45583" calcext:value-type="float">
            <text:p>45583</text:p>
          </table:table-cell>
          <table:table-cell office:value-type="float" office:value="2504440" calcext:value-type="float">
            <text:p>2504440</text:p>
          </table:table-cell>
          <table:table-cell office:value-type="float" office:value="11477389" calcext:value-type="float">
            <text:p>11477389</text:p>
          </table:table-cell>
          <table:table-cell table:formula="of:=[.E41]-[.A41]" office:value-type="float" office:value="5930819" calcext:value-type="float">
            <text:p>5930819</text:p>
          </table:table-cell>
          <table:table-cell table:number-columns-repeated="2"/>
        </table:table-row>
        <table:table-row table:style-name="ro1">
          <table:table-cell office:value-type="float" office:value="5574149" calcext:value-type="float">
            <text:p>5574149</text:p>
          </table:table-cell>
          <table:table-cell office:value-type="float" office:value="1984672" calcext:value-type="float">
            <text:p>1984672</text:p>
          </table:table-cell>
          <table:table-cell office:value-type="float" office:value="54785" calcext:value-type="float">
            <text:p>54785</text:p>
          </table:table-cell>
          <table:table-cell office:value-type="float" office:value="2557877" calcext:value-type="float">
            <text:p>2557877</text:p>
          </table:table-cell>
          <table:table-cell office:value-type="float" office:value="11799572" calcext:value-type="float">
            <text:p>11799572</text:p>
          </table:table-cell>
          <table:table-cell table:formula="of:=[.E42]-[.A42]" office:value-type="float" office:value="6225423" calcext:value-type="float">
            <text:p>6225423</text:p>
          </table:table-cell>
          <table:table-cell table:number-columns-repeated="2"/>
        </table:table-row>
        <table:table-row table:style-name="ro1">
          <table:table-cell office:value-type="float" office:value="5551781" calcext:value-type="float">
            <text:p>5551781</text:p>
          </table:table-cell>
          <table:table-cell office:value-type="float" office:value="1751135" calcext:value-type="float">
            <text:p>1751135</text:p>
          </table:table-cell>
          <table:table-cell office:value-type="float" office:value="47429" calcext:value-type="float">
            <text:p>47429</text:p>
          </table:table-cell>
          <table:table-cell office:value-type="float" office:value="2482945" calcext:value-type="float">
            <text:p>2482945</text:p>
          </table:table-cell>
          <table:table-cell office:value-type="float" office:value="11494861" calcext:value-type="float">
            <text:p>11494861</text:p>
          </table:table-cell>
          <table:table-cell table:formula="of:=[.E43]-[.A43]" office:value-type="float" office:value="5943080" calcext:value-type="float">
            <text:p>5943080</text:p>
          </table:table-cell>
          <table:table-cell table:number-columns-repeated="2"/>
        </table:table-row>
        <table:table-row table:style-name="ro1">
          <table:table-cell office:value-type="float" office:value="5726422" calcext:value-type="float">
            <text:p>5726422</text:p>
          </table:table-cell>
          <table:table-cell office:value-type="float" office:value="1750236" calcext:value-type="float">
            <text:p>1750236</text:p>
          </table:table-cell>
          <table:table-cell office:value-type="float" office:value="51329" calcext:value-type="float">
            <text:p>51329</text:p>
          </table:table-cell>
          <table:table-cell office:value-type="float" office:value="2504855" calcext:value-type="float">
            <text:p>2504855</text:p>
          </table:table-cell>
          <table:table-cell office:value-type="float" office:value="11618461" calcext:value-type="float">
            <text:p>11618461</text:p>
          </table:table-cell>
          <table:table-cell table:formula="of:=[.E44]-[.A44]" office:value-type="float" office:value="5892039" calcext:value-type="float">
            <text:p>5892039</text:p>
          </table:table-cell>
          <table:table-cell table:number-columns-repeated="2"/>
        </table:table-row>
        <table:table-row table:style-name="ro1">
          <table:table-cell office:value-type="float" office:value="5360105" calcext:value-type="float">
            <text:p>5360105</text:p>
          </table:table-cell>
          <table:table-cell office:value-type="float" office:value="1797946" calcext:value-type="float">
            <text:p>1797946</text:p>
          </table:table-cell>
          <table:table-cell office:value-type="float" office:value="46380" calcext:value-type="float">
            <text:p>46380</text:p>
          </table:table-cell>
          <table:table-cell office:value-type="float" office:value="2527108" calcext:value-type="float">
            <text:p>2527108</text:p>
          </table:table-cell>
          <table:table-cell office:value-type="float" office:value="11411313" calcext:value-type="float">
            <text:p>11411313</text:p>
          </table:table-cell>
          <table:table-cell table:formula="of:=[.E45]-[.A45]" office:value-type="float" office:value="6051208" calcext:value-type="float">
            <text:p>6051208</text:p>
          </table:table-cell>
          <table:table-cell table:number-columns-repeated="2"/>
        </table:table-row>
        <table:table-row table:style-name="ro1">
          <table:table-cell office:value-type="float" office:value="5678447" calcext:value-type="float">
            <text:p>5678447</text:p>
          </table:table-cell>
          <table:table-cell office:value-type="float" office:value="1420163" calcext:value-type="float">
            <text:p>1420163</text:p>
          </table:table-cell>
          <table:table-cell office:value-type="float" office:value="43240" calcext:value-type="float">
            <text:p>43240</text:p>
          </table:table-cell>
          <table:table-cell office:value-type="float" office:value="2525901" calcext:value-type="float">
            <text:p>2525901</text:p>
          </table:table-cell>
          <table:table-cell office:value-type="float" office:value="11280072" calcext:value-type="float">
            <text:p>11280072</text:p>
          </table:table-cell>
          <table:table-cell table:formula="of:=[.E46]-[.A46]" office:value-type="float" office:value="5601625" calcext:value-type="float">
            <text:p>5601625</text:p>
          </table:table-cell>
          <table:table-cell table:number-columns-repeated="2"/>
        </table:table-row>
        <table:table-row table:style-name="ro1">
          <table:table-cell office:value-type="float" office:value="5640890" calcext:value-type="float">
            <text:p>5640890</text:p>
          </table:table-cell>
          <table:table-cell office:value-type="float" office:value="1650600" calcext:value-type="float">
            <text:p>1650600</text:p>
          </table:table-cell>
          <table:table-cell office:value-type="float" office:value="105093" calcext:value-type="float">
            <text:p>105093</text:p>
          </table:table-cell>
          <table:table-cell office:value-type="float" office:value="2477464" calcext:value-type="float">
            <text:p>2477464</text:p>
          </table:table-cell>
          <table:table-cell office:value-type="float" office:value="11188105" calcext:value-type="float">
            <text:p>11188105</text:p>
          </table:table-cell>
          <table:table-cell table:formula="of:=[.E47]-[.A47]" office:value-type="float" office:value="5547215" calcext:value-type="float">
            <text:p>5547215</text:p>
          </table:table-cell>
          <table:table-cell table:number-columns-repeated="2"/>
        </table:table-row>
        <table:table-row table:style-name="ro1">
          <table:table-cell office:value-type="float" office:value="5139694" calcext:value-type="float">
            <text:p>5139694</text:p>
          </table:table-cell>
          <table:table-cell office:value-type="float" office:value="1623921" calcext:value-type="float">
            <text:p>1623921</text:p>
          </table:table-cell>
          <table:table-cell office:value-type="float" office:value="126280" calcext:value-type="float">
            <text:p>126280</text:p>
          </table:table-cell>
          <table:table-cell office:value-type="float" office:value="2268131" calcext:value-type="float">
            <text:p>2268131</text:p>
          </table:table-cell>
          <table:table-cell office:value-type="float" office:value="10548897" calcext:value-type="float">
            <text:p>10548897</text:p>
          </table:table-cell>
          <table:table-cell table:formula="of:=[.E48]-[.A48]" office:value-type="float" office:value="5409203" calcext:value-type="float">
            <text:p>5409203</text:p>
          </table:table-cell>
          <table:table-cell table:number-columns-repeated="2"/>
        </table:table-row>
        <table:table-row table:style-name="ro1">
          <table:table-cell office:value-type="float" office:value="5316322" calcext:value-type="float">
            <text:p>5316322</text:p>
          </table:table-cell>
          <table:table-cell office:value-type="float" office:value="1813357" calcext:value-type="float">
            <text:p>1813357</text:p>
          </table:table-cell>
          <table:table-cell office:value-type="float" office:value="144914" calcext:value-type="float">
            <text:p>144914</text:p>
          </table:table-cell>
          <table:table-cell office:value-type="float" office:value="2530240" calcext:value-type="float">
            <text:p>2530240</text:p>
          </table:table-cell>
          <table:table-cell office:value-type="float" office:value="11352183" calcext:value-type="float">
            <text:p>11352183</text:p>
          </table:table-cell>
          <table:table-cell table:formula="of:=[.E49]-[.A49]" office:value-type="float" office:value="6035861" calcext:value-type="float">
            <text:p>6035861</text:p>
          </table:table-cell>
          <table:table-cell table:number-columns-repeated="2"/>
        </table:table-row>
        <table:table-row table:style-name="ro1">
          <table:table-cell office:value-type="float" office:value="5711896" calcext:value-type="float">
            <text:p>5711896</text:p>
          </table:table-cell>
          <table:table-cell office:value-type="float" office:value="1777104" calcext:value-type="float">
            <text:p>1777104</text:p>
          </table:table-cell>
          <table:table-cell office:value-type="float" office:value="151214" calcext:value-type="float">
            <text:p>151214</text:p>
          </table:table-cell>
          <table:table-cell office:value-type="float" office:value="2524369" calcext:value-type="float">
            <text:p>2524369</text:p>
          </table:table-cell>
          <table:table-cell office:value-type="float" office:value="11765005" calcext:value-type="float">
            <text:p>11765005</text:p>
          </table:table-cell>
          <table:table-cell table:formula="of:=[.E50]-[.A50]" office:value-type="float" office:value="6053109" calcext:value-type="float">
            <text:p>6053109</text:p>
          </table:table-cell>
          <table:table-cell table:number-columns-repeated="2"/>
        </table:table-row>
        <table:table-row table:style-name="ro1">
          <table:table-cell office:value-type="float" office:value="5263641" calcext:value-type="float">
            <text:p>5263641</text:p>
          </table:table-cell>
          <table:table-cell office:value-type="float" office:value="1566066" calcext:value-type="float">
            <text:p>1566066</text:p>
          </table:table-cell>
          <table:table-cell office:value-type="float" office:value="128019" calcext:value-type="float">
            <text:p>128019</text:p>
          </table:table-cell>
          <table:table-cell office:value-type="float" office:value="2191215" calcext:value-type="float">
            <text:p>2191215</text:p>
          </table:table-cell>
          <table:table-cell office:value-type="float" office:value="10607151" calcext:value-type="float">
            <text:p>10607151</text:p>
          </table:table-cell>
          <table:table-cell table:formula="of:=[.E51]-[.A51]" office:value-type="float" office:value="5343510" calcext:value-type="float">
            <text:p>5343510</text:p>
          </table:table-cell>
          <table:table-cell table:number-columns-repeated="2"/>
        </table:table-row>
        <table:table-row table:style-name="ro1">
          <table:table-cell office:value-type="float" office:value="5575468" calcext:value-type="float">
            <text:p>5575468</text:p>
          </table:table-cell>
          <table:table-cell office:value-type="float" office:value="1772299" calcext:value-type="float">
            <text:p>1772299</text:p>
          </table:table-cell>
          <table:table-cell office:value-type="float" office:value="155910" calcext:value-type="float">
            <text:p>155910</text:p>
          </table:table-cell>
          <table:table-cell office:value-type="float" office:value="2516247" calcext:value-type="float">
            <text:p>2516247</text:p>
          </table:table-cell>
          <table:table-cell office:value-type="float" office:value="11725247" calcext:value-type="float">
            <text:p>11725247</text:p>
          </table:table-cell>
          <table:table-cell table:formula="of:=[.E52]-[.A52]" office:value-type="float" office:value="6149779" calcext:value-type="float">
            <text:p>6149779</text:p>
          </table:table-cell>
          <table:table-cell table:number-columns-repeated="2"/>
        </table:table-row>
        <table:table-row table:style-name="ro1">
          <table:table-cell office:value-type="float" office:value="5713490" calcext:value-type="float">
            <text:p>5713490</text:p>
          </table:table-cell>
          <table:table-cell office:value-type="float" office:value="1678690" calcext:value-type="float">
            <text:p>1678690</text:p>
          </table:table-cell>
          <table:table-cell office:value-type="float" office:value="40964" calcext:value-type="float">
            <text:p>40964</text:p>
          </table:table-cell>
          <table:table-cell office:value-type="float" office:value="2457362" calcext:value-type="float">
            <text:p>2457362</text:p>
          </table:table-cell>
          <table:table-cell office:value-type="float" office:value="11437087" calcext:value-type="float">
            <text:p>11437087</text:p>
          </table:table-cell>
          <table:table-cell table:formula="of:=[.E53]-[.A53]" office:value-type="float" office:value="5723597" calcext:value-type="float">
            <text:p>5723597</text:p>
          </table:table-cell>
          <table:table-cell table:number-columns-repeated="2"/>
        </table:table-row>
        <table:table-row table:style-name="ro1">
          <table:table-cell office:value-type="float" office:value="5754669" calcext:value-type="float">
            <text:p>5754669</text:p>
          </table:table-cell>
          <table:table-cell office:value-type="float" office:value="1584180" calcext:value-type="float">
            <text:p>1584180</text:p>
          </table:table-cell>
          <table:table-cell office:value-type="float" office:value="45051" calcext:value-type="float">
            <text:p>45051</text:p>
          </table:table-cell>
          <table:table-cell office:value-type="float" office:value="2480276" calcext:value-type="float">
            <text:p>2480276</text:p>
          </table:table-cell>
          <table:table-cell office:value-type="float" office:value="11531253" calcext:value-type="float">
            <text:p>11531253</text:p>
          </table:table-cell>
          <table:table-cell table:formula="of:=[.E54]-[.A54]" office:value-type="float" office:value="5776584" calcext:value-type="float">
            <text:p>5776584</text:p>
          </table:table-cell>
          <table:table-cell table:number-columns-repeated="2"/>
        </table:table-row>
        <table:table-row table:style-name="ro1">
          <table:table-cell office:value-type="float" office:value="5688669" calcext:value-type="float">
            <text:p>5688669</text:p>
          </table:table-cell>
          <table:table-cell office:value-type="float" office:value="1498391" calcext:value-type="float">
            <text:p>1498391</text:p>
          </table:table-cell>
          <table:table-cell office:value-type="float" office:value="40768" calcext:value-type="float">
            <text:p>40768</text:p>
          </table:table-cell>
          <table:table-cell office:value-type="float" office:value="2259543" calcext:value-type="float">
            <text:p>2259543</text:p>
          </table:table-cell>
          <table:table-cell office:value-type="float" office:value="11090037" calcext:value-type="float">
            <text:p>11090037</text:p>
          </table:table-cell>
          <table:table-cell table:formula="of:=[.E55]-[.A55]" office:value-type="float" office:value="5401368" calcext:value-type="float">
            <text:p>5401368</text:p>
          </table:table-cell>
          <table:table-cell table:number-columns-repeated="2"/>
        </table:table-row>
        <table:table-row table:style-name="ro1">
          <table:table-cell office:value-type="float" office:value="5696515" calcext:value-type="float">
            <text:p>5696515</text:p>
          </table:table-cell>
          <table:table-cell office:value-type="float" office:value="1616479" calcext:value-type="float">
            <text:p>1616479</text:p>
          </table:table-cell>
          <table:table-cell office:value-type="float" office:value="113343" calcext:value-type="float">
            <text:p>113343</text:p>
          </table:table-cell>
          <table:table-cell office:value-type="float" office:value="2499047" calcext:value-type="float">
            <text:p>2499047</text:p>
          </table:table-cell>
          <table:table-cell office:value-type="float" office:value="11624616" calcext:value-type="float">
            <text:p>11624616</text:p>
          </table:table-cell>
          <table:table-cell table:formula="of:=[.E56]-[.A56]" office:value-type="float" office:value="5928101" calcext:value-type="float">
            <text:p>5928101</text:p>
          </table:table-cell>
          <table:table-cell table:number-columns-repeated="2"/>
        </table:table-row>
        <table:table-row table:style-name="ro1">
          <table:table-cell office:value-type="float" office:value="5739836" calcext:value-type="float">
            <text:p>5739836</text:p>
          </table:table-cell>
          <table:table-cell office:value-type="float" office:value="1676363" calcext:value-type="float">
            <text:p>1676363</text:p>
          </table:table-cell>
          <table:table-cell office:value-type="float" office:value="44629" calcext:value-type="float">
            <text:p>44629</text:p>
          </table:table-cell>
          <table:table-cell office:value-type="float" office:value="2512375" calcext:value-type="float">
            <text:p>2512375</text:p>
          </table:table-cell>
          <table:table-cell office:value-type="float" office:value="11673052" calcext:value-type="float">
            <text:p>11673052</text:p>
          </table:table-cell>
          <table:table-cell table:formula="of:=[.E57]-[.A57]" office:value-type="float" office:value="5933216" calcext:value-type="float">
            <text:p>5933216</text:p>
          </table:table-cell>
          <table:table-cell table:number-columns-repeated="2"/>
        </table:table-row>
        <table:table-row table:style-name="ro1">
          <table:table-cell office:value-type="float" office:value="5670355" calcext:value-type="float">
            <text:p>5670355</text:p>
          </table:table-cell>
          <table:table-cell office:value-type="float" office:value="1629797" calcext:value-type="float">
            <text:p>1629797</text:p>
          </table:table-cell>
          <table:table-cell office:value-type="float" office:value="45898" calcext:value-type="float">
            <text:p>45898</text:p>
          </table:table-cell>
          <table:table-cell office:value-type="float" office:value="2548853" calcext:value-type="float">
            <text:p>2548853</text:p>
          </table:table-cell>
          <table:table-cell office:value-type="float" office:value="11589582" calcext:value-type="float">
            <text:p>11589582</text:p>
          </table:table-cell>
          <table:table-cell table:formula="of:=[.E58]-[.A58]" office:value-type="float" office:value="5919227" calcext:value-type="float">
            <text:p>5919227</text:p>
          </table:table-cell>
          <table:table-cell table:number-columns-repeated="2"/>
        </table:table-row>
        <table:table-row table:style-name="ro1">
          <table:table-cell office:value-type="float" office:value="5415678" calcext:value-type="float">
            <text:p>5415678</text:p>
          </table:table-cell>
          <table:table-cell office:value-type="float" office:value="1635381" calcext:value-type="float">
            <text:p>1635381</text:p>
          </table:table-cell>
          <table:table-cell office:value-type="float" office:value="44314" calcext:value-type="float">
            <text:p>44314</text:p>
          </table:table-cell>
          <table:table-cell office:value-type="float" office:value="2531111" calcext:value-type="float">
            <text:p>2531111</text:p>
          </table:table-cell>
          <table:table-cell office:value-type="float" office:value="11300966" calcext:value-type="float">
            <text:p>11300966</text:p>
          </table:table-cell>
          <table:table-cell table:formula="of:=[.E59]-[.A59]" office:value-type="float" office:value="5885288" calcext:value-type="float">
            <text:p>5885288</text:p>
          </table:table-cell>
          <table:table-cell table:number-columns-repeated="2"/>
        </table:table-row>
        <table:table-row table:style-name="ro1">
          <table:table-cell office:value-type="float" office:value="5763482" calcext:value-type="float">
            <text:p>5763482</text:p>
          </table:table-cell>
          <table:table-cell office:value-type="float" office:value="1607043" calcext:value-type="float">
            <text:p>1607043</text:p>
          </table:table-cell>
          <table:table-cell office:value-type="float" office:value="46120" calcext:value-type="float">
            <text:p>46120</text:p>
          </table:table-cell>
          <table:table-cell office:value-type="float" office:value="2531833" calcext:value-type="float">
            <text:p>2531833</text:p>
          </table:table-cell>
          <table:table-cell office:value-type="float" office:value="11626045" calcext:value-type="float">
            <text:p>11626045</text:p>
          </table:table-cell>
          <table:table-cell table:formula="of:=[.E60]-[.A60]" office:value-type="float" office:value="5862563" calcext:value-type="float">
            <text:p>5862563</text:p>
          </table:table-cell>
          <table:table-cell table:number-columns-repeated="2"/>
        </table:table-row>
        <table:table-row table:style-name="ro1">
          <table:table-cell office:value-type="float" office:value="5714398" calcext:value-type="float">
            <text:p>5714398</text:p>
          </table:table-cell>
          <table:table-cell office:value-type="float" office:value="1734503" calcext:value-type="float">
            <text:p>1734503</text:p>
          </table:table-cell>
          <table:table-cell office:value-type="float" office:value="42145" calcext:value-type="float">
            <text:p>42145</text:p>
          </table:table-cell>
          <table:table-cell office:value-type="float" office:value="2521483" calcext:value-type="float">
            <text:p>2521483</text:p>
          </table:table-cell>
          <table:table-cell office:value-type="float" office:value="11626135" calcext:value-type="float">
            <text:p>11626135</text:p>
          </table:table-cell>
          <table:table-cell table:formula="of:=[.E61]-[.A61]" office:value-type="float" office:value="5911737" calcext:value-type="float">
            <text:p>5911737</text:p>
          </table:table-cell>
          <table:table-cell table:number-columns-repeated="2"/>
        </table:table-row>
        <table:table-row table:style-name="ro1">
          <table:table-cell office:value-type="float" office:value="5383359" calcext:value-type="float">
            <text:p>5383359</text:p>
          </table:table-cell>
          <table:table-cell office:value-type="float" office:value="1704900" calcext:value-type="float">
            <text:p>1704900</text:p>
          </table:table-cell>
          <table:table-cell office:value-type="float" office:value="49586" calcext:value-type="float">
            <text:p>49586</text:p>
          </table:table-cell>
          <table:table-cell office:value-type="float" office:value="2536383" calcext:value-type="float">
            <text:p>2536383</text:p>
          </table:table-cell>
          <table:table-cell office:value-type="float" office:value="11403909" calcext:value-type="float">
            <text:p>11403909</text:p>
          </table:table-cell>
          <table:table-cell table:formula="of:=[.E62]-[.A62]" office:value-type="float" office:value="6020550" calcext:value-type="float">
            <text:p>6020550</text:p>
          </table:table-cell>
          <table:table-cell table:number-columns-repeated="2"/>
        </table:table-row>
        <table:table-row table:style-name="ro1">
          <table:table-cell office:value-type="float" office:value="5765946" calcext:value-type="float">
            <text:p>5765946</text:p>
          </table:table-cell>
          <table:table-cell office:value-type="float" office:value="1679741" calcext:value-type="float">
            <text:p>1679741</text:p>
          </table:table-cell>
          <table:table-cell office:value-type="float" office:value="157200" calcext:value-type="float">
            <text:p>157200</text:p>
          </table:table-cell>
          <table:table-cell office:value-type="float" office:value="2542889" calcext:value-type="float">
            <text:p>2542889</text:p>
          </table:table-cell>
          <table:table-cell office:value-type="float" office:value="11653284" calcext:value-type="float">
            <text:p>11653284</text:p>
          </table:table-cell>
          <table:table-cell table:formula="of:=[.E63]-[.A63]" office:value-type="float" office:value="5887338" calcext:value-type="float">
            <text:p>5887338</text:p>
          </table:table-cell>
          <table:table-cell table:number-columns-repeated="2"/>
        </table:table-row>
        <table:table-row table:style-name="ro1">
          <table:table-cell office:value-type="float" office:value="5449028" calcext:value-type="float">
            <text:p>5449028</text:p>
          </table:table-cell>
          <table:table-cell office:value-type="float" office:value="1607300" calcext:value-type="float">
            <text:p>1607300</text:p>
          </table:table-cell>
          <table:table-cell office:value-type="float" office:value="150573" calcext:value-type="float">
            <text:p>150573</text:p>
          </table:table-cell>
          <table:table-cell office:value-type="float" office:value="2510754" calcext:value-type="float">
            <text:p>2510754</text:p>
          </table:table-cell>
          <table:table-cell office:value-type="float" office:value="11276066" calcext:value-type="float">
            <text:p>11276066</text:p>
          </table:table-cell>
          <table:table-cell table:formula="of:=[.E64]-[.A64]" office:value-type="float" office:value="5827038" calcext:value-type="float">
            <text:p>5827038</text:p>
          </table:table-cell>
          <table:table-cell table:number-columns-repeated="2"/>
        </table:table-row>
        <table:table-row table:style-name="ro1">
          <table:table-cell office:value-type="float" office:value="5737218" calcext:value-type="float">
            <text:p>5737218</text:p>
          </table:table-cell>
          <table:table-cell office:value-type="float" office:value="2146751" calcext:value-type="float">
            <text:p>2146751</text:p>
          </table:table-cell>
          <table:table-cell office:value-type="float" office:value="162014" calcext:value-type="float">
            <text:p>162014</text:p>
          </table:table-cell>
          <table:table-cell office:value-type="float" office:value="2553529" calcext:value-type="float">
            <text:p>2553529</text:p>
          </table:table-cell>
          <table:table-cell office:value-type="float" office:value="12284041" calcext:value-type="float">
            <text:p>12284041</text:p>
          </table:table-cell>
          <table:table-cell table:formula="of:=[.E65]-[.A65]" office:value-type="float" office:value="6546823" calcext:value-type="float">
            <text:p>6546823</text:p>
          </table:table-cell>
          <table:table-cell table:number-columns-repeated="2"/>
        </table:table-row>
        <table:table-row table:style-name="ro1">
          <table:table-cell office:value-type="float" office:value="5471882" calcext:value-type="float">
            <text:p>5471882</text:p>
          </table:table-cell>
          <table:table-cell office:value-type="float" office:value="1664635" calcext:value-type="float">
            <text:p>1664635</text:p>
          </table:table-cell>
          <table:table-cell office:value-type="float" office:value="151511" calcext:value-type="float">
            <text:p>151511</text:p>
          </table:table-cell>
          <table:table-cell office:value-type="float" office:value="2531698" calcext:value-type="float">
            <text:p>2531698</text:p>
          </table:table-cell>
          <table:table-cell office:value-type="float" office:value="11395318" calcext:value-type="float">
            <text:p>11395318</text:p>
          </table:table-cell>
          <table:table-cell table:formula="of:=[.E66]-[.A66]" office:value-type="float" office:value="5923436" calcext:value-type="float">
            <text:p>5923436</text:p>
          </table:table-cell>
          <table:table-cell table:number-columns-repeated="2"/>
        </table:table-row>
        <table:table-row table:style-name="ro1">
          <table:table-cell office:value-type="float" office:value="5379001" calcext:value-type="float">
            <text:p>5379001</text:p>
          </table:table-cell>
          <table:table-cell office:value-type="float" office:value="1517986" calcext:value-type="float">
            <text:p>1517986</text:p>
          </table:table-cell>
          <table:table-cell office:value-type="float" office:value="134337" calcext:value-type="float">
            <text:p>134337</text:p>
          </table:table-cell>
          <table:table-cell office:value-type="float" office:value="2287438" calcext:value-type="float">
            <text:p>2287438</text:p>
          </table:table-cell>
          <table:table-cell office:value-type="float" office:value="10751896" calcext:value-type="float">
            <text:p>10751896</text:p>
          </table:table-cell>
          <table:table-cell table:formula="of:=[.E67]-[.A67]" office:value-type="float" office:value="5372895" calcext:value-type="float">
            <text:p>5372895</text:p>
          </table:table-cell>
          <table:table-cell table:number-columns-repeated="2"/>
        </table:table-row>
        <table:table-row table:style-name="ro1">
          <table:table-cell office:value-type="float" office:value="5719149" calcext:value-type="float">
            <text:p>5719149</text:p>
          </table:table-cell>
          <table:table-cell office:value-type="float" office:value="1691407" calcext:value-type="float">
            <text:p>1691407</text:p>
          </table:table-cell>
          <table:table-cell office:value-type="float" office:value="150647" calcext:value-type="float">
            <text:p>150647</text:p>
          </table:table-cell>
          <table:table-cell office:value-type="float" office:value="2541424" calcext:value-type="float">
            <text:p>2541424</text:p>
          </table:table-cell>
          <table:table-cell office:value-type="float" office:value="11707921" calcext:value-type="float">
            <text:p>11707921</text:p>
          </table:table-cell>
          <table:table-cell table:formula="of:=[.E68]-[.A68]" office:value-type="float" office:value="5988772" calcext:value-type="float">
            <text:p>5988772</text:p>
          </table:table-cell>
          <table:table-cell table:number-columns-repeated="2"/>
        </table:table-row>
        <table:table-row table:style-name="ro1">
          <table:table-cell office:value-type="float" office:value="5766863" calcext:value-type="float">
            <text:p>5766863</text:p>
          </table:table-cell>
          <table:table-cell office:value-type="float" office:value="1707443" calcext:value-type="float">
            <text:p>1707443</text:p>
          </table:table-cell>
          <table:table-cell office:value-type="float" office:value="149685" calcext:value-type="float">
            <text:p>149685</text:p>
          </table:table-cell>
          <table:table-cell office:value-type="float" office:value="2535866" calcext:value-type="float">
            <text:p>2535866</text:p>
          </table:table-cell>
          <table:table-cell office:value-type="float" office:value="11724253" calcext:value-type="float">
            <text:p>11724253</text:p>
          </table:table-cell>
          <table:table-cell table:formula="of:=[.E69]-[.A69]" office:value-type="float" office:value="5957390" calcext:value-type="float">
            <text:p>5957390</text:p>
          </table:table-cell>
          <table:table-cell table:number-columns-repeated="2"/>
        </table:table-row>
        <table:table-row table:style-name="ro1">
          <table:table-cell office:value-type="float" office:value="3919681" calcext:value-type="float">
            <text:p>3919681</text:p>
          </table:table-cell>
          <table:table-cell office:value-type="float" office:value="1356076" calcext:value-type="float">
            <text:p>1356076</text:p>
          </table:table-cell>
          <table:table-cell office:value-type="float" office:value="43707" calcext:value-type="float">
            <text:p>43707</text:p>
          </table:table-cell>
          <table:table-cell office:value-type="float" office:value="2512727" calcext:value-type="float">
            <text:p>2512727</text:p>
          </table:table-cell>
          <table:table-cell office:value-type="float" office:value="9524841" calcext:value-type="float">
            <text:p>9524841</text:p>
          </table:table-cell>
          <table:table-cell table:formula="of:=[.E70]-[.A70]" office:value-type="float" office:value="5605160" calcext:value-type="float">
            <text:p>5605160</text:p>
          </table:table-cell>
          <table:table-cell table:number-columns-repeated="2"/>
        </table:table-row>
        <table:table-row table:style-name="ro1">
          <table:table-cell office:value-type="float" office:value="5908121" calcext:value-type="float">
            <text:p>5908121</text:p>
          </table:table-cell>
          <table:table-cell office:value-type="float" office:value="1525008" calcext:value-type="float">
            <text:p>1525008</text:p>
          </table:table-cell>
          <table:table-cell office:value-type="float" office:value="45056" calcext:value-type="float">
            <text:p>45056</text:p>
          </table:table-cell>
          <table:table-cell office:value-type="float" office:value="2505393" calcext:value-type="float">
            <text:p>2505393</text:p>
          </table:table-cell>
          <table:table-cell office:value-type="float" office:value="11688794" calcext:value-type="float">
            <text:p>11688794</text:p>
          </table:table-cell>
          <table:table-cell table:formula="of:=[.E71]-[.A71]" office:value-type="float" office:value="5780673" calcext:value-type="float">
            <text:p>5780673</text:p>
          </table:table-cell>
          <table:table-cell table:number-columns-repeated="2"/>
        </table:table-row>
        <table:table-row table:style-name="ro1">
          <table:table-cell office:value-type="float" office:value="5958113" calcext:value-type="float">
            <text:p>5958113</text:p>
          </table:table-cell>
          <table:table-cell office:value-type="float" office:value="1521968" calcext:value-type="float">
            <text:p>1521968</text:p>
          </table:table-cell>
          <table:table-cell office:value-type="float" office:value="90884" calcext:value-type="float">
            <text:p>90884</text:p>
          </table:table-cell>
          <table:table-cell office:value-type="float" office:value="2495832" calcext:value-type="float">
            <text:p>2495832</text:p>
          </table:table-cell>
          <table:table-cell office:value-type="float" office:value="11679253" calcext:value-type="float">
            <text:p>11679253</text:p>
          </table:table-cell>
          <table:table-cell table:formula="of:=[.E72]-[.A72]" office:value-type="float" office:value="5721140" calcext:value-type="float">
            <text:p>5721140</text:p>
          </table:table-cell>
          <table:table-cell table:number-columns-repeated="2"/>
        </table:table-row>
        <table:table-row table:style-name="ro1">
          <table:table-cell office:value-type="float" office:value="5918424" calcext:value-type="float">
            <text:p>5918424</text:p>
          </table:table-cell>
          <table:table-cell office:value-type="float" office:value="1491650" calcext:value-type="float">
            <text:p>1491650</text:p>
          </table:table-cell>
          <table:table-cell office:value-type="float" office:value="44605" calcext:value-type="float">
            <text:p>44605</text:p>
          </table:table-cell>
          <table:table-cell office:value-type="float" office:value="2554517" calcext:value-type="float">
            <text:p>2554517</text:p>
          </table:table-cell>
          <table:table-cell office:value-type="float" office:value="11758715" calcext:value-type="float">
            <text:p>11758715</text:p>
          </table:table-cell>
          <table:table-cell table:formula="of:=[.E73]-[.A73]" office:value-type="float" office:value="5840291" calcext:value-type="float">
            <text:p>5840291</text:p>
          </table:table-cell>
          <table:table-cell table:number-columns-repeated="2"/>
        </table:table-row>
        <table:table-row table:style-name="ro1">
          <table:table-cell office:value-type="float" office:value="5835305" calcext:value-type="float">
            <text:p>5835305</text:p>
          </table:table-cell>
          <table:table-cell office:value-type="float" office:value="1466709" calcext:value-type="float">
            <text:p>1466709</text:p>
          </table:table-cell>
          <table:table-cell office:value-type="float" office:value="52435" calcext:value-type="float">
            <text:p>52435</text:p>
          </table:table-cell>
          <table:table-cell office:value-type="float" office:value="2536237" calcext:value-type="float">
            <text:p>2536237</text:p>
          </table:table-cell>
          <table:table-cell office:value-type="float" office:value="11682101" calcext:value-type="float">
            <text:p>11682101</text:p>
          </table:table-cell>
          <table:table-cell table:formula="of:=[.E74]-[.A74]" office:value-type="float" office:value="5846796" calcext:value-type="float">
            <text:p>5846796</text:p>
          </table:table-cell>
          <table:table-cell table:number-columns-repeated="2"/>
        </table:table-row>
        <table:table-row table:style-name="ro1">
          <table:table-cell office:value-type="float" office:value="5881856" calcext:value-type="float">
            <text:p>5881856</text:p>
          </table:table-cell>
          <table:table-cell office:value-type="float" office:value="1507853" calcext:value-type="float">
            <text:p>1507853</text:p>
          </table:table-cell>
          <table:table-cell office:value-type="float" office:value="70719" calcext:value-type="float">
            <text:p>70719</text:p>
          </table:table-cell>
          <table:table-cell office:value-type="float" office:value="2451666" calcext:value-type="float">
            <text:p>2451666</text:p>
          </table:table-cell>
          <table:table-cell office:value-type="float" office:value="11820570" calcext:value-type="float">
            <text:p>11820570</text:p>
          </table:table-cell>
          <table:table-cell table:formula="of:=[.E75]-[.A75]" office:value-type="float" office:value="5938714" calcext:value-type="float">
            <text:p>5938714</text:p>
          </table:table-cell>
          <table:table-cell table:number-columns-repeated="2"/>
        </table:table-row>
        <table:table-row table:style-name="ro1">
          <table:table-cell office:value-type="float" office:value="5497504" calcext:value-type="float">
            <text:p>5497504</text:p>
          </table:table-cell>
          <table:table-cell office:value-type="float" office:value="1452729" calcext:value-type="float">
            <text:p>1452729</text:p>
          </table:table-cell>
          <table:table-cell office:value-type="float" office:value="44965" calcext:value-type="float">
            <text:p>44965</text:p>
          </table:table-cell>
          <table:table-cell office:value-type="float" office:value="2515600" calcext:value-type="float">
            <text:p>2515600</text:p>
          </table:table-cell>
          <table:table-cell office:value-type="float" office:value="11238932" calcext:value-type="float">
            <text:p>11238932</text:p>
          </table:table-cell>
          <table:table-cell table:formula="of:=[.E76]-[.A76]" office:value-type="float" office:value="5741428" calcext:value-type="float">
            <text:p>5741428</text:p>
          </table:table-cell>
          <table:table-cell table:number-columns-repeated="2"/>
        </table:table-row>
        <table:table-row table:style-name="ro1">
          <table:table-cell office:value-type="float" office:value="5883115" calcext:value-type="float">
            <text:p>5883115</text:p>
          </table:table-cell>
          <table:table-cell office:value-type="float" office:value="1728580" calcext:value-type="float">
            <text:p>1728580</text:p>
          </table:table-cell>
          <table:table-cell office:value-type="float" office:value="41115" calcext:value-type="float">
            <text:p>41115</text:p>
          </table:table-cell>
          <table:table-cell office:value-type="float" office:value="2497432" calcext:value-type="float">
            <text:p>2497432</text:p>
          </table:table-cell>
          <table:table-cell office:value-type="float" office:value="11833802" calcext:value-type="float">
            <text:p>11833802</text:p>
          </table:table-cell>
          <table:table-cell table:formula="of:=[.E77]-[.A77]" office:value-type="float" office:value="5950687" calcext:value-type="float">
            <text:p>5950687</text:p>
          </table:table-cell>
          <table:table-cell table:number-columns-repeated="2"/>
        </table:table-row>
        <table:table-row table:style-name="ro1">
          <table:table-cell office:value-type="float" office:value="5882112" calcext:value-type="float">
            <text:p>5882112</text:p>
          </table:table-cell>
          <table:table-cell office:value-type="float" office:value="1583628" calcext:value-type="float">
            <text:p>1583628</text:p>
          </table:table-cell>
          <table:table-cell office:value-type="float" office:value="42483" calcext:value-type="float">
            <text:p>42483</text:p>
          </table:table-cell>
          <table:table-cell office:value-type="float" office:value="2566475" calcext:value-type="float">
            <text:p>2566475</text:p>
          </table:table-cell>
          <table:table-cell office:value-type="float" office:value="11807016" calcext:value-type="float">
            <text:p>11807016</text:p>
          </table:table-cell>
          <table:table-cell table:formula="of:=[.E78]-[.A78]" office:value-type="float" office:value="5924904" calcext:value-type="float">
            <text:p>5924904</text:p>
          </table:table-cell>
          <table:table-cell table:number-columns-repeated="2"/>
        </table:table-row>
        <table:table-row table:style-name="ro1">
          <table:table-cell office:value-type="float" office:value="5587377" calcext:value-type="float">
            <text:p>5587377</text:p>
          </table:table-cell>
          <table:table-cell office:value-type="float" office:value="1387729" calcext:value-type="float">
            <text:p>1387729</text:p>
          </table:table-cell>
          <table:table-cell office:value-type="float" office:value="43487" calcext:value-type="float">
            <text:p>43487</text:p>
          </table:table-cell>
          <table:table-cell office:value-type="float" office:value="2251535" calcext:value-type="float">
            <text:p>2251535</text:p>
          </table:table-cell>
          <table:table-cell office:value-type="float" office:value="10845096" calcext:value-type="float">
            <text:p>10845096</text:p>
          </table:table-cell>
          <table:table-cell table:formula="of:=[.E79]-[.A79]" office:value-type="float" office:value="5257719" calcext:value-type="float">
            <text:p>5257719</text:p>
          </table:table-cell>
          <table:table-cell table:number-columns-repeated="2"/>
        </table:table-row>
        <table:table-row table:style-name="ro1">
          <table:table-cell office:value-type="float" office:value="5634923" calcext:value-type="float">
            <text:p>5634923</text:p>
          </table:table-cell>
          <table:table-cell office:value-type="float" office:value="1329706" calcext:value-type="float">
            <text:p>1329706</text:p>
          </table:table-cell>
          <table:table-cell office:value-type="float" office:value="126084" calcext:value-type="float">
            <text:p>126084</text:p>
          </table:table-cell>
          <table:table-cell office:value-type="float" office:value="2248231" calcext:value-type="float">
            <text:p>2248231</text:p>
          </table:table-cell>
          <table:table-cell office:value-type="float" office:value="10788046" calcext:value-type="float">
            <text:p>10788046</text:p>
          </table:table-cell>
          <table:table-cell table:formula="of:=[.E80]-[.A80]" office:value-type="float" office:value="5153123" calcext:value-type="float">
            <text:p>5153123</text:p>
          </table:table-cell>
          <table:table-cell table:number-columns-repeated="2"/>
        </table:table-row>
        <table:table-row table:style-name="ro1">
          <table:table-cell office:value-type="float" office:value="5874401" calcext:value-type="float">
            <text:p>5874401</text:p>
          </table:table-cell>
          <table:table-cell office:value-type="float" office:value="1455814" calcext:value-type="float">
            <text:p>1455814</text:p>
          </table:table-cell>
          <table:table-cell office:value-type="float" office:value="144503" calcext:value-type="float">
            <text:p>144503</text:p>
          </table:table-cell>
          <table:table-cell office:value-type="float" office:value="2506185" calcext:value-type="float">
            <text:p>2506185</text:p>
          </table:table-cell>
          <table:table-cell office:value-type="float" office:value="11620432" calcext:value-type="float">
            <text:p>11620432</text:p>
          </table:table-cell>
          <table:table-cell table:formula="of:=[.E81]-[.A81]" office:value-type="float" office:value="5746031" calcext:value-type="float">
            <text:p>5746031</text:p>
          </table:table-cell>
          <table:table-cell table:number-columns-repeated="2"/>
        </table:table-row>
        <table:table-row table:style-name="ro1">
          <table:table-cell office:value-type="float" office:value="5895269" calcext:value-type="float">
            <text:p>5895269</text:p>
          </table:table-cell>
          <table:table-cell office:value-type="float" office:value="1384508" calcext:value-type="float">
            <text:p>1384508</text:p>
          </table:table-cell>
          <table:table-cell office:value-type="float" office:value="189935" calcext:value-type="float">
            <text:p>189935</text:p>
          </table:table-cell>
          <table:table-cell office:value-type="float" office:value="2546817" calcext:value-type="float">
            <text:p>2546817</text:p>
          </table:table-cell>
          <table:table-cell office:value-type="float" office:value="11588449" calcext:value-type="float">
            <text:p>11588449</text:p>
          </table:table-cell>
          <table:table-cell table:formula="of:=[.E82]-[.A82]" office:value-type="float" office:value="5693180" calcext:value-type="float">
            <text:p>5693180</text:p>
          </table:table-cell>
          <table:table-cell table:number-columns-repeated="2"/>
        </table:table-row>
        <table:table-row table:style-name="ro1">
          <table:table-cell office:value-type="float" office:value="5918224" calcext:value-type="float">
            <text:p>5918224</text:p>
          </table:table-cell>
          <table:table-cell office:value-type="float" office:value="1524394" calcext:value-type="float">
            <text:p>1524394</text:p>
          </table:table-cell>
          <table:table-cell office:value-type="float" office:value="134697" calcext:value-type="float">
            <text:p>134697</text:p>
          </table:table-cell>
          <table:table-cell office:value-type="float" office:value="2553262" calcext:value-type="float">
            <text:p>2553262</text:p>
          </table:table-cell>
          <table:table-cell office:value-type="float" office:value="11959871" calcext:value-type="float">
            <text:p>11959871</text:p>
          </table:table-cell>
          <table:table-cell table:formula="of:=[.E83]-[.A83]" office:value-type="float" office:value="6041647" calcext:value-type="float">
            <text:p>6041647</text:p>
          </table:table-cell>
          <table:table-cell table:number-columns-repeated="2"/>
        </table:table-row>
        <table:table-row table:style-name="ro1">
          <table:table-cell office:value-type="float" office:value="5574445" calcext:value-type="float">
            <text:p>5574445</text:p>
          </table:table-cell>
          <table:table-cell office:value-type="float" office:value="1513651" calcext:value-type="float">
            <text:p>1513651</text:p>
          </table:table-cell>
          <table:table-cell office:value-type="float" office:value="93578" calcext:value-type="float">
            <text:p>93578</text:p>
          </table:table-cell>
          <table:table-cell office:value-type="float" office:value="2510550" calcext:value-type="float">
            <text:p>2510550</text:p>
          </table:table-cell>
          <table:table-cell office:value-type="float" office:value="11469775" calcext:value-type="float">
            <text:p>11469775</text:p>
          </table:table-cell>
          <table:table-cell table:formula="of:=[.E84]-[.A84]" office:value-type="float" office:value="5895330" calcext:value-type="float">
            <text:p>5895330</text:p>
          </table:table-cell>
          <table:table-cell table:number-columns-repeated="2"/>
        </table:table-row>
        <table:table-row table:style-name="ro1">
          <table:table-cell office:value-type="float" office:value="5565908" calcext:value-type="float">
            <text:p>5565908</text:p>
          </table:table-cell>
          <table:table-cell office:value-type="float" office:value="1574373" calcext:value-type="float">
            <text:p>1574373</text:p>
          </table:table-cell>
          <table:table-cell office:value-type="float" office:value="152400" calcext:value-type="float">
            <text:p>152400</text:p>
          </table:table-cell>
          <table:table-cell office:value-type="float" office:value="2492271" calcext:value-type="float">
            <text:p>2492271</text:p>
          </table:table-cell>
          <table:table-cell office:value-type="float" office:value="11447351" calcext:value-type="float">
            <text:p>11447351</text:p>
          </table:table-cell>
          <table:table-cell table:formula="of:=[.E85]-[.A85]" office:value-type="float" office:value="5881443" calcext:value-type="float">
            <text:p>5881443</text:p>
          </table:table-cell>
          <table:table-cell table:number-columns-repeated="2"/>
        </table:table-row>
        <table:table-row table:style-name="ro1">
          <table:table-cell office:value-type="float" office:value="6048420" calcext:value-type="float">
            <text:p>6048420</text:p>
          </table:table-cell>
          <table:table-cell office:value-type="float" office:value="1443579" calcext:value-type="float">
            <text:p>1443579</text:p>
          </table:table-cell>
          <table:table-cell office:value-type="float" office:value="46124" calcext:value-type="float">
            <text:p>46124</text:p>
          </table:table-cell>
          <table:table-cell office:value-type="float" office:value="2528156" calcext:value-type="float">
            <text:p>2528156</text:p>
          </table:table-cell>
          <table:table-cell office:value-type="float" office:value="11759708" calcext:value-type="float">
            <text:p>11759708</text:p>
          </table:table-cell>
          <table:table-cell table:formula="of:=[.E86]-[.A86]" office:value-type="float" office:value="5711288" calcext:value-type="float">
            <text:p>5711288</text:p>
          </table:table-cell>
          <table:table-cell table:number-columns-repeated="2"/>
        </table:table-row>
        <table:table-row table:style-name="ro1">
          <table:table-cell office:value-type="float" office:value="5694661" calcext:value-type="float">
            <text:p>5694661</text:p>
          </table:table-cell>
          <table:table-cell office:value-type="float" office:value="1321982" calcext:value-type="float">
            <text:p>1321982</text:p>
          </table:table-cell>
          <table:table-cell office:value-type="float" office:value="41472" calcext:value-type="float">
            <text:p>41472</text:p>
          </table:table-cell>
          <table:table-cell office:value-type="float" office:value="2194550" calcext:value-type="float">
            <text:p>2194550</text:p>
          </table:table-cell>
          <table:table-cell office:value-type="float" office:value="10795893" calcext:value-type="float">
            <text:p>10795893</text:p>
          </table:table-cell>
          <table:table-cell table:formula="of:=[.E87]-[.A87]" office:value-type="float" office:value="5101232" calcext:value-type="float">
            <text:p>5101232</text:p>
          </table:table-cell>
          <table:table-cell table:number-columns-repeated="2"/>
        </table:table-row>
        <table:table-row table:style-name="ro1">
          <table:table-cell office:value-type="float" office:value="5246741" calcext:value-type="float">
            <text:p>5246741</text:p>
          </table:table-cell>
          <table:table-cell office:value-type="float" office:value="1153632" calcext:value-type="float">
            <text:p>1153632</text:p>
          </table:table-cell>
          <table:table-cell office:value-type="float" office:value="36683" calcext:value-type="float">
            <text:p>36683</text:p>
          </table:table-cell>
          <table:table-cell office:value-type="float" office:value="2091949" calcext:value-type="float">
            <text:p>2091949</text:p>
          </table:table-cell>
          <table:table-cell office:value-type="float" office:value="9923950" calcext:value-type="float">
            <text:p>9923950</text:p>
          </table:table-cell>
          <table:table-cell table:formula="of:=[.E88]-[.A88]" office:value-type="float" office:value="4677209" calcext:value-type="float">
            <text:p>4677209</text:p>
          </table:table-cell>
          <table:table-cell table:number-columns-repeated="2"/>
        </table:table-row>
        <table:table-row table:style-name="ro1">
          <table:table-cell office:value-type="float" office:value="4094806" calcext:value-type="float">
            <text:p>4094806</text:p>
          </table:table-cell>
          <table:table-cell office:value-type="float" office:value="4702" calcext:value-type="float">
            <text:p>4702</text:p>
          </table:table-cell>
          <table:table-cell office:value-type="float" office:value="22762" calcext:value-type="float">
            <text:p>22762</text:p>
          </table:table-cell>
          <table:table-cell office:value-type="float" office:value="1373695" calcext:value-type="float">
            <text:p>1373695</text:p>
          </table:table-cell>
          <table:table-cell office:value-type="float" office:value="8583610" calcext:value-type="float">
            <text:p>8583610</text:p>
          </table:table-cell>
          <table:table-cell table:formula="of:=[.E89]-[.A89]" office:value-type="float" office:value="4488804" calcext:value-type="float">
            <text:p>4488804</text:p>
          </table:table-cell>
          <table:table-cell table:number-columns-repeated="2"/>
        </table:table-row>
        <table:table-row table:style-name="ro1">
          <table:table-cell office:value-type="float" office:value="4090023" calcext:value-type="float">
            <text:p>4090023</text:p>
          </table:table-cell>
          <table:table-cell office:value-type="float" office:value="1333463" calcext:value-type="float">
            <text:p>1333463</text:p>
          </table:table-cell>
          <table:table-cell office:value-type="float" office:value="46124" calcext:value-type="float">
            <text:p>46124</text:p>
          </table:table-cell>
          <table:table-cell office:value-type="float" office:value="2535881" calcext:value-type="float">
            <text:p>2535881</text:p>
          </table:table-cell>
          <table:table-cell office:value-type="float" office:value="9756416" calcext:value-type="float">
            <text:p>9756416</text:p>
          </table:table-cell>
          <table:table-cell table:formula="of:=[.E90]-[.A90]" office:value-type="float" office:value="5666393" calcext:value-type="float">
            <text:p>5666393</text:p>
          </table:table-cell>
          <table:table-cell table:number-columns-repeated="2"/>
        </table:table-row>
        <table:table-row table:style-name="ro1">
          <table:table-cell office:value-type="float" office:value="6033357" calcext:value-type="float">
            <text:p>6033357</text:p>
          </table:table-cell>
          <table:table-cell office:value-type="float" office:value="1482227" calcext:value-type="float">
            <text:p>1482227</text:p>
          </table:table-cell>
          <table:table-cell office:value-type="float" office:value="50878" calcext:value-type="float">
            <text:p>50878</text:p>
          </table:table-cell>
          <table:table-cell office:value-type="float" office:value="2532699" calcext:value-type="float">
            <text:p>2532699</text:p>
          </table:table-cell>
          <table:table-cell office:value-type="float" office:value="11966874" calcext:value-type="float">
            <text:p>11966874</text:p>
          </table:table-cell>
          <table:table-cell table:formula="of:=[.E91]-[.A91]" office:value-type="float" office:value="5933517" calcext:value-type="float">
            <text:p>5933517</text:p>
          </table:table-cell>
          <table:table-cell table:number-columns-repeated="2"/>
        </table:table-row>
        <table:table-row table:style-name="ro1">
          <table:table-cell office:value-type="float" office:value="6017400" calcext:value-type="float">
            <text:p>6017400</text:p>
          </table:table-cell>
          <table:table-cell office:value-type="float" office:value="1476887" calcext:value-type="float">
            <text:p>1476887</text:p>
          </table:table-cell>
          <table:table-cell office:value-type="float" office:value="44780" calcext:value-type="float">
            <text:p>44780</text:p>
          </table:table-cell>
          <table:table-cell office:value-type="float" office:value="2529626" calcext:value-type="float">
            <text:p>2529626</text:p>
          </table:table-cell>
          <table:table-cell office:value-type="float" office:value="11902218" calcext:value-type="float">
            <text:p>11902218</text:p>
          </table:table-cell>
          <table:table-cell table:formula="of:=[.E92]-[.A92]" office:value-type="float" office:value="5884818" calcext:value-type="float">
            <text:p>5884818</text:p>
          </table:table-cell>
          <table:table-cell table:number-columns-repeated="2"/>
        </table:table-row>
        <table:table-row table:style-name="ro1">
          <table:table-cell office:value-type="float" office:value="6043584" calcext:value-type="float">
            <text:p>6043584</text:p>
          </table:table-cell>
          <table:table-cell office:value-type="float" office:value="1393091" calcext:value-type="float">
            <text:p>1393091</text:p>
          </table:table-cell>
          <table:table-cell office:value-type="float" office:value="45438" calcext:value-type="float">
            <text:p>45438</text:p>
          </table:table-cell>
          <table:table-cell office:value-type="float" office:value="2504731" calcext:value-type="float">
            <text:p>2504731</text:p>
          </table:table-cell>
          <table:table-cell office:value-type="float" office:value="11776541" calcext:value-type="float">
            <text:p>11776541</text:p>
          </table:table-cell>
          <table:table-cell table:formula="of:=[.E93]-[.A93]" office:value-type="float" office:value="5732957" calcext:value-type="float">
            <text:p>5732957</text:p>
          </table:table-cell>
          <table:table-cell table:number-columns-repeated="2"/>
        </table:table-row>
        <table:table-row table:style-name="ro1">
          <table:table-cell office:value-type="float" office:value="5732049" calcext:value-type="float">
            <text:p>5732049</text:p>
          </table:table-cell>
          <table:table-cell office:value-type="float" office:value="1282098" calcext:value-type="float">
            <text:p>1282098</text:p>
          </table:table-cell>
          <table:table-cell office:value-type="float" office:value="42230" calcext:value-type="float">
            <text:p>42230</text:p>
          </table:table-cell>
          <table:table-cell office:value-type="float" office:value="2245877" calcext:value-type="float">
            <text:p>2245877</text:p>
          </table:table-cell>
          <table:table-cell office:value-type="float" office:value="10883482" calcext:value-type="float">
            <text:p>10883482</text:p>
          </table:table-cell>
          <table:table-cell table:formula="of:=[.E94]-[.A94]" office:value-type="float" office:value="5151433" calcext:value-type="float">
            <text:p>5151433</text:p>
          </table:table-cell>
          <table:table-cell table:number-columns-repeated="2"/>
        </table:table-row>
        <table:table-row table:style-name="ro1">
          <table:table-cell office:value-type="float" office:value="5998172" calcext:value-type="float">
            <text:p>5998172</text:p>
          </table:table-cell>
          <table:table-cell office:value-type="float" office:value="1429243" calcext:value-type="float">
            <text:p>1429243</text:p>
          </table:table-cell>
          <table:table-cell office:value-type="float" office:value="198568" calcext:value-type="float">
            <text:p>198568</text:p>
          </table:table-cell>
          <table:table-cell office:value-type="float" office:value="2531839" calcext:value-type="float">
            <text:p>2531839</text:p>
          </table:table-cell>
          <table:table-cell office:value-type="float" office:value="11827182" calcext:value-type="float">
            <text:p>11827182</text:p>
          </table:table-cell>
          <table:table-cell table:formula="of:=[.E95]-[.A95]" office:value-type="float" office:value="5829010" calcext:value-type="float">
            <text:p>5829010</text:p>
          </table:table-cell>
          <table:table-cell table:number-columns-repeated="2"/>
        </table:table-row>
        <table:table-row table:style-name="ro1">
          <table:table-cell office:value-type="float" office:value="5630398" calcext:value-type="float">
            <text:p>5630398</text:p>
          </table:table-cell>
          <table:table-cell office:value-type="float" office:value="1382993" calcext:value-type="float">
            <text:p>1382993</text:p>
          </table:table-cell>
          <table:table-cell office:value-type="float" office:value="200193" calcext:value-type="float">
            <text:p>200193</text:p>
          </table:table-cell>
          <table:table-cell office:value-type="float" office:value="2529260" calcext:value-type="float">
            <text:p>2529260</text:p>
          </table:table-cell>
          <table:table-cell office:value-type="float" office:value="11378402" calcext:value-type="float">
            <text:p>11378402</text:p>
          </table:table-cell>
          <table:table-cell table:formula="of:=[.E96]-[.A96]" office:value-type="float" office:value="5748004" calcext:value-type="float">
            <text:p>5748004</text:p>
          </table:table-cell>
          <table:table-cell table:number-columns-repeated="2"/>
        </table:table-row>
        <table:table-row table:style-name="ro1">
          <table:table-cell office:value-type="float" office:value="5730088" calcext:value-type="float">
            <text:p>5730088</text:p>
          </table:table-cell>
          <table:table-cell office:value-type="float" office:value="1272385" calcext:value-type="float">
            <text:p>1272385</text:p>
          </table:table-cell>
          <table:table-cell office:value-type="float" office:value="240474" calcext:value-type="float">
            <text:p>240474</text:p>
          </table:table-cell>
          <table:table-cell office:value-type="float" office:value="2500737" calcext:value-type="float">
            <text:p>2500737</text:p>
          </table:table-cell>
          <table:table-cell office:value-type="float" office:value="11462749" calcext:value-type="float">
            <text:p>11462749</text:p>
          </table:table-cell>
          <table:table-cell table:formula="of:=[.E97]-[.A97]" office:value-type="float" office:value="5732661" calcext:value-type="float">
            <text:p>5732661</text:p>
          </table:table-cell>
          <table:table-cell table:number-columns-repeated="2"/>
        </table:table-row>
        <table:table-row table:style-name="ro1">
          <table:table-cell office:value-type="float" office:value="6075558" calcext:value-type="float">
            <text:p>6075558</text:p>
          </table:table-cell>
          <table:table-cell office:value-type="float" office:value="1468405" calcext:value-type="float">
            <text:p>1468405</text:p>
          </table:table-cell>
          <table:table-cell office:value-type="float" office:value="148391" calcext:value-type="float">
            <text:p>148391</text:p>
          </table:table-cell>
          <table:table-cell office:value-type="float" office:value="2521971" calcext:value-type="float">
            <text:p>2521971</text:p>
          </table:table-cell>
          <table:table-cell office:value-type="float" office:value="11895579" calcext:value-type="float">
            <text:p>11895579</text:p>
          </table:table-cell>
          <table:table-cell table:formula="of:=[.E98]-[.A98]" office:value-type="float" office:value="5820021" calcext:value-type="float">
            <text:p>5820021</text:p>
          </table:table-cell>
          <table:table-cell table:number-columns-repeated="2"/>
        </table:table-row>
        <table:table-row table:style-name="ro1">
          <table:table-cell office:value-type="float" office:value="6003660" calcext:value-type="float">
            <text:p>6003660</text:p>
          </table:table-cell>
          <table:table-cell office:value-type="float" office:value="1462209" calcext:value-type="float">
            <text:p>1462209</text:p>
          </table:table-cell>
          <table:table-cell office:value-type="float" office:value="154711" calcext:value-type="float">
            <text:p>154711</text:p>
          </table:table-cell>
          <table:table-cell office:value-type="float" office:value="2532274" calcext:value-type="float">
            <text:p>2532274</text:p>
          </table:table-cell>
          <table:table-cell office:value-type="float" office:value="11807613" calcext:value-type="float">
            <text:p>11807613</text:p>
          </table:table-cell>
          <table:table-cell table:formula="of:=[.E99]-[.A99]" office:value-type="float" office:value="5803953" calcext:value-type="float">
            <text:p>5803953</text:p>
          </table:table-cell>
          <table:table-cell table:number-columns-repeated="2"/>
        </table:table-row>
        <table:table-row table:style-name="ro1">
          <table:table-cell office:value-type="float" office:value="6061833" calcext:value-type="float">
            <text:p>6061833</text:p>
          </table:table-cell>
          <table:table-cell office:value-type="float" office:value="1462420" calcext:value-type="float">
            <text:p>1462420</text:p>
          </table:table-cell>
          <table:table-cell office:value-type="float" office:value="149098" calcext:value-type="float">
            <text:p>149098</text:p>
          </table:table-cell>
          <table:table-cell office:value-type="float" office:value="2532560" calcext:value-type="float">
            <text:p>2532560</text:p>
          </table:table-cell>
          <table:table-cell office:value-type="float" office:value="11881693" calcext:value-type="float">
            <text:p>11881693</text:p>
          </table:table-cell>
          <table:table-cell table:formula="of:=[.E100]-[.A100]" office:value-type="float" office:value="5819860" calcext:value-type="float">
            <text:p>5819860</text:p>
          </table:table-cell>
          <table:table-cell table:number-columns-repeated="2"/>
        </table:table-row>
        <table:table-row table:style-name="ro1">
          <table:table-cell office:value-type="float" office:value="6077093" calcext:value-type="float">
            <text:p>6077093</text:p>
          </table:table-cell>
          <table:table-cell office:value-type="float" office:value="1436812" calcext:value-type="float">
            <text:p>1436812</text:p>
          </table:table-cell>
          <table:table-cell office:value-type="float" office:value="145481" calcext:value-type="float">
            <text:p>145481</text:p>
          </table:table-cell>
          <table:table-cell office:value-type="float" office:value="2454357" calcext:value-type="float">
            <text:p>2454357</text:p>
          </table:table-cell>
          <table:table-cell office:value-type="float" office:value="11837214" calcext:value-type="float">
            <text:p>11837214</text:p>
          </table:table-cell>
          <table:table-cell table:formula="of:=[.E101]-[.A101]" office:value-type="float" office:value="5760121" calcext:value-type="float">
            <text:p>5760121</text:p>
          </table:table-cell>
          <table:table-cell table:number-columns-repeated="2"/>
        </table:table-row>
        <table:table-row table:style-name="ro1">
          <table:table-cell/>
          <table:table-cell table:formula="of:=MEDIAN([.B2:.B101])" office:value-type="float" office:value="1570219.5" calcext:value-type="float">
            <text:p>1570219.5</text:p>
          </table:table-cell>
          <table:table-cell table:number-columns-repeated="3"/>
          <table:table-cell table:formula="of:=MEDIAN([.F2:.F101])" office:value-type="float" office:value="5823602.5" calcext:value-type="float">
            <text:p>5823602.5</text:p>
          </table:table-cell>
          <table:table-cell table:number-columns-repeated="2"/>
        </table:table-row>
        <table:table-row table:style-name="ro1">
          <table:table-cell/>
          <table:table-cell table:formula="of:=[.B102]/1000000" office:value-type="float" office:value="1.5702195" calcext:value-type="float">
            <text:p>1.5702195</text:p>
          </table:table-cell>
          <table:table-cell table:number-columns-repeated="3"/>
          <table:table-cell table:formula="of:=[.F102]/1000000" office:value-type="float" office:value="5.8236025" calcext:value-type="float">
            <text:p>5.8236025</text:p>
          </table:table-cell>
          <table:table-cell/>
          <table:table-cell table:formula="of:=[.F103]-[.B103]" office:value-type="float" office:value="4.253383" calcext:value-type="float">
            <text:p>4.253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4T21:34:18.670186457</dc:date>
    <meta:document-statistic meta:table-count="1" meta:cell-count="611" meta:object-count="0"/>
    <meta:generator>LibreOffice/4.2.8.2$Linux_X86_64 LibreOffice_project/420m0$Build-2</meta:generator>
  </office:meta>
</office:document-meta>
</file>